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OpenSymbol3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French Script MT" svg:font-family="'French Script MT'" style:font-family-generic="script" style:font-pitch="variable"/>
    <style:font-face style:name="Script MT Bold" svg:font-family="'Script MT Bold'" style:font-family-generic="script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5.856cm" table:align="left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1.605cm"/>
    </style:style>
    <style:style style:name="Tableau2.1" style:family="table-row">
      <style:table-row-properties style:min-row-height="0.596cm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2" style:family="table-row">
      <style:table-row-properties style:min-row-height="0.55cm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7" style:family="table">
      <style:table-properties style:width="9.151cm" table:align="margins"/>
    </style:style>
    <style:style style:name="Tableau17.A" style:family="table-column">
      <style:table-column-properties style:column-width="4.99cm" style:rel-column-width="35736*"/>
    </style:style>
    <style:style style:name="Tableau17.B" style:family="table-column">
      <style:table-column-properties style:column-width="2.311cm" style:rel-column-width="16547*"/>
    </style:style>
    <style:style style:name="Tableau17.C" style:family="table-column">
      <style:table-column-properties style:column-width="1.85cm" style:rel-column-width="13252*"/>
    </style:style>
    <style:style style:name="Tableau1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7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C1" style:family="table-cell" style:data-style-name="N0">
      <style:table-cell-properties style:vertical-align="middle" fo:padding="0.097cm" fo:border="0.5pt solid #000000"/>
    </style:style>
    <style:style style:name="Tableau1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9" style:family="table">
      <style:table-properties style:width="9.149cm" table:align="center"/>
    </style:style>
    <style:style style:name="Tableau19.A" style:family="table-column">
      <style:table-column-properties style:column-width="5.082cm"/>
    </style:style>
    <style:style style:name="Tableau19.B" style:family="table-column">
      <style:table-column-properties style:column-width="2.034cm"/>
    </style:style>
    <style:style style:name="Tableau19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C1" style:family="table-cell">
      <style:table-cell-properties style:vertical-align="middle" fo:padding="0.097cm" fo:border="0.5pt solid #000000"/>
    </style:style>
    <style:style style:name="Tableau19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29be3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30384e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 style:master-page-name="">
      <style:paragraph-properties fo:margin-top="0cm" fo:margin-bottom="0cm" style:contextual-spacing="false" style:line-height-at-least="0.706cm" style:page-number="auto"/>
      <style:text-properties officeooo:paragraph-rsid="003944eb"/>
    </style:style>
    <style:style style:name="P27" style:family="paragraph" style:parent-style-name="_5f_Paragraphe_20_livret_20_" style:master-page-name="">
      <style:paragraph-properties fo:margin-top="0cm" fo:margin-bottom="0cm" style:contextual-spacing="false" fo:line-height="150%" fo:text-align="start" style:justify-single-word="false" fo:keep-together="always" style:page-number="auto" fo:keep-with-next="always"/>
      <style:text-properties officeooo:paragraph-rsid="003ff09d"/>
    </style:style>
    <style:style style:name="P28" style:family="paragraph" style:parent-style-name="_5f_Paragraphe_20_livret_20_réponse_20_élève" style:master-page-name="">
      <style:paragraph-properties fo:margin-top="0cm" fo:margin-bottom="0cm" style:contextual-spacing="false" style:line-height-at-least="0.706cm" fo:keep-together="always" style:page-number="auto" fo:keep-with-next="always"/>
      <style:text-properties officeooo:paragraph-rsid="003d50fb"/>
    </style:style>
    <style:style style:name="P29" style:family="paragraph" style:parent-style-name="_5f_Paragraphe_20_livret_20_" style:master-page-name="">
      <style:paragraph-properties fo:margin-top="0cm" fo:margin-bottom="0cm" style:contextual-spacing="false" fo:line-height="150%" fo:text-align="start" style:justify-single-word="false" style:page-number="auto"/>
      <style:text-properties officeooo:paragraph-rsid="003ff09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10pt" officeooo:paragraph-rsid="001dba16"/>
    </style:style>
    <style:style style:name="P31" style:family="paragraph" style:parent-style-name="_5f_Paragraphe_20_livret_20_">
      <style:paragraph-properties fo:margin-top="0cm" fo:margin-bottom="0cm" style:contextual-spacing="false" fo:line-height="150%" fo:text-align="start" style:justify-single-word="false" fo:keep-together="always" fo:keep-with-next="always"/>
      <style:text-properties officeooo:paragraph-rsid="003ff09d"/>
    </style:style>
    <style:style style:name="P32" style:family="paragraph" style:parent-style-name="_5f_Paragraphe_20_livret_20_réponse_20_élève">
      <style:paragraph-properties fo:margin-top="0cm" fo:margin-bottom="0cm" style:contextual-spacing="false" style:line-height-at-least="0.706cm" fo:text-align="start" style:justify-single-word="false" fo:keep-together="always" fo:keep-with-next="always"/>
      <style:text-properties officeooo:paragraph-rsid="003d50fb"/>
    </style:style>
    <style:style style:name="P33" style:family="paragraph" style:parent-style-name="_5f_Paragraphe_20_livret_20_réponse_20_élève">
      <style:paragraph-properties fo:margin-top="0cm" fo:margin-bottom="0cm" style:contextual-spacing="false" style:line-height-at-least="0.706cm" fo:text-align="start" style:justify-single-word="false"/>
      <style:text-properties officeooo:paragraph-rsid="00416338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2" fo:font-size="10pt" officeooo:rsid="002b3188" officeooo:paragraph-rsid="002b3188" fo:background-color="#ffff00"/>
    </style:style>
    <style:style style:name="P35" style:family="paragraph" style:parent-style-name="Exo_5f_Num" style:list-style-name="Num_5f_Exo">
      <style:text-properties officeooo:paragraph-rsid="002e7ed0"/>
    </style:style>
    <style:style style:name="P36" style:family="paragraph" style:parent-style-name="Exo_5f_Num" style:list-style-name="Num_5f_Exo" style:master-page-name="_5f_Fiche_20_éditeur_20_série_20_2_20_une_20_colonne_20_impaire_20__28_G_29_">
      <style:paragraph-properties fo:margin-top="0cm" fo:margin-bottom="0.199cm" style:contextual-spacing="false" style:page-number="53" fo:break-before="auto" fo:break-after="auto"/>
      <style:text-properties officeooo:paragraph-rsid="002e7ed0"/>
    </style:style>
    <style:style style:name="P37" style:family="paragraph" style:parent-style-name="Exo_5f_Num" style:list-style-name="Num_5f_Exo">
      <style:paragraph-properties fo:margin-top="0.75cm" fo:margin-bottom="0.101cm" style:contextual-spacing="false"/>
      <style:text-properties officeooo:paragraph-rsid="002e7ed0"/>
    </style:style>
    <style:style style:name="P38" style:family="paragraph" style:parent-style-name="Exo_5f_Num" style:list-style-name="Num_5f_Exo">
      <style:paragraph-properties fo:margin-top="0.499cm" fo:margin-bottom="0.199cm" style:contextual-spacing="false"/>
      <style:text-properties officeooo:paragraph-rsid="0034ba2b"/>
    </style:style>
    <style:style style:name="P39" style:family="paragraph" style:parent-style-name="Exo_5f_Num" style:list-style-name="Num_5f_Exo" style:master-page-name="">
      <style:paragraph-properties fo:margin-top="0.801cm" fo:margin-bottom="0.199cm" style:contextual-spacing="false" style:page-number="auto" fo:break-before="auto" fo:break-after="auto"/>
      <style:text-properties officeooo:paragraph-rsid="002e7ed0"/>
    </style:style>
    <style:style style:name="P40" style:family="paragraph" style:parent-style-name="Exo_5f_Num" style:list-style-name="Num_5f_Exo">
      <style:paragraph-properties fo:margin-top="0.501cm" fo:margin-bottom="0.099cm" style:contextual-spacing="false"/>
      <style:text-properties officeooo:paragraph-rsid="002e7ed0"/>
    </style:style>
    <style:style style:name="P41" style:family="paragraph" style:parent-style-name="Exo_5f_Num" style:list-style-name="Num_5f_Exo">
      <style:paragraph-properties fo:margin-top="0.6cm" fo:margin-bottom="0.101cm" style:contextual-spacing="false"/>
      <style:text-properties officeooo:paragraph-rsid="002e7ed0"/>
    </style:style>
    <style:style style:name="P42" style:family="paragraph" style:parent-style-name="Exo_5f_Num" style:list-style-name="Num_5f_Exo" style:master-page-name="">
      <style:paragraph-properties fo:margin-top="0.651cm" fo:margin-bottom="0.101cm" style:contextual-spacing="false" fo:keep-together="always" style:page-number="auto" fo:keep-with-next="always"/>
      <style:text-properties officeooo:paragraph-rsid="002e7ed0"/>
    </style:style>
    <style:style style:name="P43" style:family="paragraph" style:parent-style-name="Exo_5f_Num" style:master-page-name="">
      <style:paragraph-properties fo:margin-top="0.45cm" fo:margin-bottom="0.101cm" style:contextual-spacing="false" fo:keep-together="always" style:page-number="auto" fo:keep-with-next="always"/>
    </style:style>
    <style:style style:name="P44" style:family="paragraph" style:parent-style-name="Exo_5f_Num" style:list-style-name="Num_5f_Exo">
      <style:paragraph-properties fo:margin-top="0.328cm" fo:margin-bottom="0cm" style:contextual-spacing="false"/>
      <style:text-properties officeooo:paragraph-rsid="002e7ed0"/>
    </style:style>
    <style:style style:name="P45" style:family="paragraph" style:parent-style-name="Exo_5f_Num" style:list-style-name="Num_5f_Exo">
      <style:paragraph-properties fo:margin-top="0.549cm" fo:margin-bottom="0cm" style:contextual-spacing="false"/>
      <style:text-properties officeooo:paragraph-rsid="002e7ed0"/>
    </style:style>
    <style:style style:name="P46" style:family="paragraph" style:parent-style-name="FILET_5f_POINTILLES" style:list-style-name="Num_5f_Exo">
      <style:text-properties officeooo:paragraph-rsid="003b03bc"/>
    </style:style>
    <style:style style:name="P47" style:family="paragraph" style:parent-style-name="FILET_5f_POINTILLES" style:list-style-name="Num_5f_Exo">
      <style:text-properties officeooo:paragraph-rsid="002e7ed0"/>
    </style:style>
    <style:style style:name="P48" style:family="paragraph" style:parent-style-name="FILET_5f_POINTILLES" style:list-style-name="Num_5f_Exo">
      <style:text-properties officeooo:paragraph-rsid="00441df4"/>
    </style:style>
    <style:style style:name="P49" style:family="paragraph" style:parent-style-name="FILET_5f_POINTILLES">
      <style:paragraph-properties fo:margin-top="0cm" fo:margin-bottom="0cm" style:contextual-spacing="false" style:line-height-at-least="0.706cm"/>
      <style:text-properties officeooo:paragraph-rsid="00441df4"/>
    </style:style>
    <style:style style:name="P50" style:family="paragraph" style:parent-style-name="FILET_5f_POINTILLES" style:master-page-name="">
      <style:paragraph-properties fo:margin-top="0cm" fo:margin-bottom="0cm" style:contextual-spacing="false" style:line-height-at-least="0.706cm" style:page-number="auto"/>
      <style:text-properties officeooo:paragraph-rsid="00441df4"/>
    </style:style>
    <style:style style:name="P51" style:family="paragraph" style:parent-style-name="Standard" style:list-style-name="Num_5f_Exo">
      <style:paragraph-properties fo:text-align="center" style:justify-single-word="false"/>
      <style:text-properties officeooo:paragraph-rsid="002e7ed0"/>
    </style:style>
    <style:style style:name="P52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line-height-at-least="0.6cm" fo:text-align="start" style:justify-single-word="false" style:page-number="auto">
        <style:tab-stops>
          <style:tab-stop style:position="8.999cm" style:type="right" style:leader-style="dotted" style:leader-text="."/>
        </style:tab-stops>
      </style:paragraph-properties>
      <style:text-properties officeooo:paragraph-rsid="003e0249"/>
    </style:style>
    <style:style style:name="P53" style:family="paragraph" style:parent-style-name="Standard" style:list-style-name="_5f_Numérotation_20_des_20_exercices_20_livrets" style:master-page-name="">
      <style:paragraph-properties fo:margin-top="0cm" fo:margin-bottom="0cm" style:contextual-spacing="false" fo:line-height="150%" style:page-number="auto"/>
      <style:text-properties officeooo:paragraph-rsid="003e0249"/>
    </style:style>
    <style:style style:name="P54" style:family="paragraph" style:parent-style-name="Standard" style:list-style-name="_5f_Numérotation_20_des_20_exercices_20_livrets" style:master-page-name="">
      <style:paragraph-properties fo:margin-top="0cm" fo:margin-bottom="0cm" style:contextual-spacing="false" fo:line-height="150%" style:page-number="auto"/>
      <style:text-properties officeooo:paragraph-rsid="00454b71"/>
    </style:style>
    <style:style style:name="P55" style:family="paragraph" style:parent-style-name="Table_20_Contents" style:list-style-name="Num_5f_Exo">
      <style:paragraph-properties fo:text-align="center" style:justify-single-word="false"/>
      <style:text-properties style:use-window-font-color="true" loext:opacity="0%" style:font-name="Bitstream Vera Sans1" fo:font-size="10pt" officeooo:paragraph-rsid="003944eb" fo:background-color="#ffff00" style:font-size-asian="10pt" style:font-size-complex="10pt"/>
    </style:style>
    <style:style style:name="P56" style:family="paragraph" style:parent-style-name="Table_20_Contents" style:list-style-name="Num_5f_Exo">
      <style:paragraph-properties fo:text-align="center" style:justify-single-word="false"/>
      <style:text-properties style:font-name="Bitstream Vera Sans1" fo:font-size="10pt" fo:font-weight="normal" officeooo:rsid="002b3188" officeooo:paragraph-rsid="002b3188" fo:background-color="#ffff00" style:font-size-asian="10pt" style:font-weight-asian="normal" style:font-size-complex="10pt" style:font-weight-complex="normal"/>
    </style:style>
    <style:style style:name="P57" style:family="paragraph" style:parent-style-name="Table_20_Contents" style:list-style-name="Num_5f_Exo">
      <style:paragraph-properties fo:text-align="center" style:justify-single-word="false"/>
      <style:text-properties style:font-name="Bitstream Vera Sans1" fo:font-size="10pt" fo:font-style="normal" fo:font-weight="normal" officeooo:rsid="002b3188" officeooo:paragraph-rsid="002b3188" fo:background-color="#ffff00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Heading" style:list-style-name="Num_5f_Exo">
      <style:paragraph-properties fo:text-align="center" style:justify-single-word="false"/>
      <style:text-properties style:font-name="Bitstream Vera Sans1" fo:font-size="10pt" fo:font-style="normal" fo:font-weight="normal" officeooo:rsid="002b3188" officeooo:paragraph-rsid="002b3188" fo:background-color="#ffff0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_5f_Paragraphe_20_livret_20_" style:list-style-name="Num_5f_Exo">
      <style:paragraph-properties fo:margin-top="0.049cm" fo:margin-bottom="0cm" style:contextual-spacing="false"/>
      <style:text-properties officeooo:paragraph-rsid="002e7ed0"/>
    </style:style>
    <style:style style:name="P60" style:family="paragraph" style:parent-style-name="_5f_Paragraphe_20_livret_20_" style:list-style-name="Num_5f_Exo">
      <style:paragraph-properties fo:margin-top="0cm" fo:margin-bottom="0cm" style:contextual-spacing="false" style:line-height-at-least="0.706cm"/>
      <style:text-properties officeooo:paragraph-rsid="003adc7e"/>
    </style:style>
    <style:style style:name="P61" style:family="paragraph" style:parent-style-name="_5f_Paragraphe_20_livret_20_">
      <style:paragraph-properties fo:margin-top="0cm" fo:margin-bottom="0cm" style:contextual-spacing="false" fo:line-height="150%"/>
      <style:text-properties officeooo:paragraph-rsid="00454b71"/>
    </style:style>
    <style:style style:name="P62" style:family="paragraph" style:parent-style-name="_5f_Paragraphe_20_livret_20_réponse_20_élève" style:list-style-name="Num_5f_Exo">
      <style:text-properties officeooo:paragraph-rsid="003944eb"/>
    </style:style>
    <style:style style:name="P63" style:family="paragraph" style:parent-style-name="_5f_Paragraphe_20_livret_20_réponse_20_élève" style:list-style-name="Num_5f_Exo">
      <style:text-properties officeooo:paragraph-rsid="003adc7e"/>
    </style:style>
    <style:style style:name="P64" style:family="paragraph" style:parent-style-name="_5f_Paragraphe_20_livret_20_réponse_20_élève" style:list-style-name="Num_5f_Exo">
      <style:text-properties officeooo:paragraph-rsid="003c075a"/>
    </style:style>
    <style:style style:name="P65" style:family="paragraph" style:parent-style-name="_5f_Paragraphe_20_livret_20_réponse_20_élève" style:list-style-name="Num_5f_Exo">
      <style:text-properties officeooo:paragraph-rsid="00441df4"/>
    </style:style>
    <style:style style:name="P66" style:family="paragraph" style:parent-style-name="_5f_Paragraphe_20_livret_20_réponse_20_élève" style:list-style-name="liste_5f_abc">
      <style:text-properties officeooo:paragraph-rsid="00441df4"/>
    </style:style>
    <style:style style:name="P67" style:family="paragraph" style:parent-style-name="_5f_Paragraphe_20_livret_20_réponse_20_élève" style:list-style-name="liste_5f_abc">
      <style:text-properties officeooo:rsid="0015e0ae" officeooo:paragraph-rsid="003adc7e"/>
    </style:style>
    <style:style style:name="P68" style:family="paragraph" style:parent-style-name="_5f_Paragraphe_20_livret_20_réponse_20_élève" style:list-style-name="Num_5f_Exo">
      <style:paragraph-properties style:line-height-at-least="0.6cm"/>
      <style:text-properties officeooo:paragraph-rsid="003b03bc"/>
    </style:style>
    <style:style style:name="P69" style:family="paragraph" style:parent-style-name="_5f_Paragraphe_20_livret_20_réponse_20_élève" style:list-style-name="Num_5f_Exo">
      <style:paragraph-properties style:line-height-at-least="0.6cm" fo:text-align="start" style:justify-single-word="false"/>
      <style:text-properties officeooo:paragraph-rsid="00441df4"/>
    </style:style>
    <style:style style:name="P70" style:family="paragraph" style:parent-style-name="_5f_Paragraphe_20_livret_20_réponse_20_élève" style:list-style-name="Num_5f_Exo">
      <style:paragraph-properties fo:text-align="start" style:justify-single-word="false"/>
      <style:text-properties officeooo:paragraph-rsid="00441df4"/>
    </style:style>
    <style:style style:name="P71" style:family="paragraph" style:parent-style-name="_5f_Paragraphe_20_livret_20_réponse_20_élève" style:list-style-name="Num_5f_Exo">
      <style:paragraph-properties fo:margin-top="0cm" fo:margin-bottom="0cm" style:contextual-spacing="false" style:shadow="none"/>
      <style:text-properties officeooo:paragraph-rsid="00441df4"/>
    </style:style>
    <style:style style:name="P7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06cm" fo:text-align="start" style:justify-single-word="false"/>
      <style:text-properties officeooo:paragraph-rsid="003adc7e"/>
    </style:style>
    <style:style style:name="P73" style:family="paragraph" style:parent-style-name="_5f_Paragraphe_20_livret_20_réponse_20_élève">
      <style:paragraph-properties fo:margin-top="0cm" fo:margin-bottom="0cm" style:contextual-spacing="false" style:line-height-at-least="0.706cm" fo:text-align="start" style:justify-single-word="false"/>
      <style:text-properties officeooo:paragraph-rsid="00441df4"/>
    </style:style>
    <style:style style:name="P74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06cm"/>
      <style:text-properties officeooo:paragraph-rsid="003adc7e"/>
    </style:style>
    <style:style style:name="P75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06cm"/>
      <style:text-properties officeooo:paragraph-rsid="003c075a"/>
    </style:style>
    <style:style style:name="P76" style:family="paragraph" style:parent-style-name="_5f_Paragraphe_20_livret_20_réponse_20_élève" style:list-style-name="liste_5f_abc" style:master-page-name="">
      <style:paragraph-properties fo:margin-top="0cm" fo:margin-bottom="0cm" style:contextual-spacing="false" style:line-height-at-least="0.706cm" style:page-number="auto"/>
      <style:text-properties officeooo:paragraph-rsid="003adc7e"/>
    </style:style>
    <style:style style:name="P77" style:family="paragraph" style:parent-style-name="_5f_Paragraphe_20_livret_20_réponse_20_élève" style:master-page-name="">
      <style:paragraph-properties fo:margin-top="0cm" fo:margin-bottom="0cm" style:contextual-spacing="false" style:line-height-at-least="0.706cm" fo:text-align="start" style:justify-single-word="false" style:page-number="auto"/>
      <style:text-properties officeooo:paragraph-rsid="00441df4"/>
    </style:style>
    <style:style style:name="P78" style:family="paragraph" style:parent-style-name="_5f_Paragraphe_20_livret_20_réponse_20_élève">
      <style:paragraph-properties fo:margin-top="0cm" fo:margin-bottom="0cm" style:contextual-spacing="false" style:line-height-at-least="0.706cm" fo:text-align="start" style:justify-single-word="false" fo:keep-together="always" fo:keep-with-next="always"/>
      <style:text-properties officeooo:paragraph-rsid="00441df4"/>
    </style:style>
    <style:style style:name="P79" style:family="paragraph" style:parent-style-name="_5f_Paragraphe_20_livret_20_réponse_20_élève" style:list-style-name="liste_5f_abc" style:master-page-name="">
      <style:paragraph-properties style:page-number="auto"/>
      <style:text-properties officeooo:rsid="0015e0ae" officeooo:paragraph-rsid="003adc7e"/>
    </style:style>
    <style:style style:name="P80" style:family="paragraph" style:parent-style-name="_5f_Paragraphe_20_livret_20_réponse_20_élève" style:list-style-name="liste_5f_abc" style:master-page-name="">
      <style:paragraph-properties style:page-number="auto"/>
      <style:text-properties officeooo:paragraph-rsid="00441df4"/>
    </style:style>
    <style:style style:name="P81" style:family="paragraph" style:parent-style-name="_5f_Paragraphe_20_livret_20_réponse_20_élève" style:list-style-name="Num_5f_Exo" style:master-page-name="">
      <style:paragraph-properties fo:text-align="start" style:justify-single-word="false" style:page-number="auto"/>
      <style:text-properties officeooo:paragraph-rsid="00441df4"/>
    </style:style>
    <style:style style:name="P82" style:family="paragraph" style:parent-style-name="_5f_Paragraphe_20_livret_20_réponse_20_élève" style:list-style-name="Num_5f_Exo" style:master-page-name="">
      <style:paragraph-properties style:page-number="auto"/>
      <style:text-properties officeooo:paragraph-rsid="00441df4"/>
    </style:style>
    <style:style style:name="P83" style:family="paragraph" style:parent-style-name="_5f_Pied_20_de_20_page" style:list-style-name="">
      <style:paragraph-properties fo:text-align="end" style:justify-single-word="false"/>
    </style:style>
    <style:style style:name="P84" style:family="paragraph" style:parent-style-name="_5f_Pied_20_de_20_page">
      <style:paragraph-properties fo:text-align="end" style:justify-single-word="false"/>
    </style:style>
    <style:style style:name="P85" style:family="paragraph" style:parent-style-name="_5f_Pied_20_de_20_page" style:list-style-name=""/>
    <style:style style:name="P8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_5f_Txt_5f_Puce" style:list-style-name="L1">
      <style:paragraph-properties fo:margin-top="0.3cm" fo:margin-bottom="0cm" style:contextual-spacing="false"/>
      <style:text-properties officeooo:paragraph-rsid="00441df4"/>
    </style:style>
    <style:style style:name="P88" style:family="paragraph" style:parent-style-name="_5f_Txt_5f_Puce" style:list-style-name="L2">
      <style:paragraph-properties fo:margin-top="0.3cm" fo:margin-bottom="0cm" style:contextual-spacing="false"/>
      <style:text-properties officeooo:paragraph-rsid="00441df4"/>
    </style:style>
    <style:style style:name="P89" style:family="paragraph" style:parent-style-name="_5f_Txt_5f_Puce" style:list-style-name="L3">
      <style:paragraph-properties fo:margin-top="0.3cm" fo:margin-bottom="0cm" style:contextual-spacing="false"/>
      <style:text-properties officeooo:paragraph-rsid="00441df4"/>
    </style:style>
    <style:style style:name="P90" style:family="paragraph" style:parent-style-name="_5f_Txt_5f_Puce" style:list-style-name="L4">
      <style:paragraph-properties fo:margin-top="0.3cm" fo:margin-bottom="0cm" style:contextual-spacing="false"/>
      <style:text-properties officeooo:paragraph-rsid="003944eb"/>
    </style:style>
    <style:style style:name="P91" style:family="paragraph" style:parent-style-name="_5f_Txt_5f_Puce" style:list-style-name="L1">
      <style:paragraph-properties fo:margin-top="0.099cm" fo:margin-bottom="0cm" style:contextual-spacing="false"/>
      <style:text-properties officeooo:paragraph-rsid="00441df4"/>
    </style:style>
    <style:style style:name="P92" style:family="paragraph" style:parent-style-name="_5f_num_5f_abcd">
      <style:text-properties fo:letter-spacing="-0.011cm"/>
    </style:style>
    <style:style style:name="P93" style:family="paragraph" style:parent-style-name="_5f_num_5f_abcd">
      <style:paragraph-properties fo:margin-top="0.3cm" fo:margin-bottom="0cm" style:contextual-spacing="false"/>
    </style:style>
    <style:style style:name="P94" style:family="paragraph" style:parent-style-name="_5f_num_5f_abcd">
      <style:paragraph-properties fo:margin-top="0.3cm" fo:margin-bottom="0cm" style:contextual-spacing="false"/>
      <style:text-properties fo:font-size="10pt" style:font-size-asian="10pt" style:font-size-complex="10pt"/>
    </style:style>
    <style:style style:name="P95" style:family="paragraph" style:parent-style-name="_5f_num_5f_abcd" style:list-style-name="liste_5f_abc">
      <style:paragraph-properties fo:margin-top="0.3cm" fo:margin-bottom="0cm" style:contextual-spacing="false"/>
      <style:text-properties officeooo:paragraph-rsid="0034ba2b"/>
    </style:style>
    <style:style style:name="P96" style:family="paragraph" style:parent-style-name="_5f_num_5f_abcd" style:list-style-name="liste_5f_abc">
      <style:paragraph-properties fo:margin-top="0.3cm" fo:margin-bottom="0cm" style:contextual-spacing="false"/>
      <style:text-properties fo:letter-spacing="-0.007cm" officeooo:paragraph-rsid="0034ba2b"/>
    </style:style>
    <style:style style:name="P97" style:family="paragraph" style:parent-style-name="_5f_num_5f_abcd">
      <style:paragraph-properties fo:margin-top="0.199cm" fo:margin-bottom="0cm" style:contextual-spacing="false"/>
    </style:style>
    <style:style style:name="P98" style:family="paragraph" style:parent-style-name="_5f_num_5f_abcd">
      <style:paragraph-properties fo:margin-top="0.199cm" fo:margin-bottom="0cm" style:contextual-spacing="false"/>
      <style:text-properties fo:letter-spacing="-0.014cm"/>
    </style:style>
    <style:style style:name="P99" style:family="paragraph" style:parent-style-name="_5f_num_5f_abcd">
      <style:paragraph-properties fo:margin-top="0.199cm" fo:margin-bottom="0cm" style:contextual-spacing="false"/>
      <style:text-properties officeooo:paragraph-rsid="003368b2"/>
    </style:style>
    <style:style style:name="P100" style:family="paragraph" style:parent-style-name="_5f_num_5f_abcd">
      <style:paragraph-properties fo:margin-top="0.199cm" fo:margin-bottom="0cm" style:contextual-spacing="false" fo:keep-together="always" fo:keep-with-next="always"/>
    </style:style>
    <style:style style:name="P101" style:family="paragraph" style:parent-style-name="_5f_num_5f_abcd">
      <style:paragraph-properties fo:margin-top="0.199cm" fo:margin-bottom="0.199cm" style:contextual-spacing="false"/>
      <style:text-properties fo:letter-spacing="normal"/>
    </style:style>
    <style:style style:name="P102" style:family="paragraph" style:parent-style-name="_5f_num_5f_abcd">
      <style:paragraph-properties fo:keep-together="always" fo:keep-with-next="always"/>
    </style:style>
    <style:style style:name="P103" style:family="paragraph">
      <style:paragraph-properties fo:margin-left="0cm" fo:margin-right="0cm" fo:margin-top="0cm" fo:margin-bottom="0cm" fo:line-height="100%" fo:text-align="center" fo:text-indent="0cm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05" style:family="paragraph">
      <style:paragraph-properties fo:text-align="center"/>
    </style:style>
    <style:style style:name="P10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07" style:family="paragraph">
      <loext:graphic-properties draw:fill="solid" draw:fill-color="#9d0f89"/>
    </style:style>
    <style:style style:name="P10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Bitstream Vera Sans1" fo:font-size="10pt" fo:font-style="normal" officeooo:rsid="003944eb" fo:background-color="#ffff00" loext:char-shading-value="0" style:font-size-asian="10pt" style:font-style-asian="normal" style:font-size-complex="10pt" style:font-style-complex="normal"/>
    </style:style>
    <style:style style:name="T8" style:family="text">
      <style:text-properties style:font-name="Bitstream Vera Sans1" fo:font-size="10pt" officeooo:rsid="0028f368" fo:background-color="#ffff00" loext:char-shading-value="0" style:font-size-asian="10pt" style:font-size-complex="10pt"/>
    </style:style>
    <style:style style:name="T9" style:family="text">
      <style:text-properties style:font-name="Bitstream Vera Sans1" fo:font-size="10pt" officeooo:rsid="003ff09d" fo:background-color="#ffff00" loext:char-shading-value="0" style:font-size-asian="10pt" style:font-size-complex="10pt"/>
    </style:style>
    <style:style style:name="T10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11" style:family="text">
      <style:text-properties style:text-position="0% 100%" officeooo:rsid="003944eb" style:font-name-asian="OpenSymbol1" style:font-size-asian="10pt" style:font-style-asian="normal" style:font-name-complex="OpenSymbol1" style:font-size-complex="10pt" style:font-style-complex="normal"/>
    </style:style>
    <style:style style:name="T12" style:family="text">
      <style:text-properties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0% 100%" fo:font-weight="normal" officeooo:rsid="0031ad3e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0% 100%" fo:font-weight="normal" officeooo:rsid="001d847f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0% 100%" fo:font-weight="normal" officeooo:rsid="003adc7e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0% 100%" fo:font-weight="normal" officeooo:rsid="003b03bc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fo:font-weight="normal" officeooo:rsid="003d50f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0% 100%" fo:font-weight="normal" officeooo:rsid="003e024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0% 100%" fo:font-weight="normal" officeooo:rsid="00441df4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0% 100%" fo:font-weight="norm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text-position="0% 100%" fo:font-weight="normal" officeooo:rsid="003ff09d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style:text-position="0% 100%" fo:font-weight="normal" officeooo:rsid="00416338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text-position="0% 100%" fo:font-weight="normal" officeooo:rsid="00420df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style:text-position="0% 100%" fo:font-weight="normal" officeooo:rsid="00425c97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style:text-position="0% 10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0% 100%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style:text-position="0% 100%" style:font-name="Bitstream Vera Sans5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0% 100%" style:font-name="French Script MT" fo:font-size="15pt" fo:font-weight="normal" officeooo:rsid="003d50fb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style:text-position="0% 100%" style:font-name="French Script MT" fo:font-size="15pt" fo:font-weight="normal" officeooo:rsid="00441df4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style:text-position="0% 100%" style:font-name="Script MT Bold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0% 100%" style:font-name="Bitstream Vera Sans1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text-position="0% 100%" style:font-name="Bitstream Vera Sans1" fo:font-style="normal" fo:font-weight="normal" officeooo:rsid="00441df4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text-position="0% 100%" style:font-name="Bitstream Vera Sans1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4" style:family="text">
      <style:text-properties style:text-position="0% 100%" style:font-name="Bitstream Vera Sans1" fo:font-style="normal" fo:font-weight="normal" officeooo:rsid="00441df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5" style:family="text">
      <style:text-properties style:text-position="0% 100%" style:font-name="Bitstream Vera Sans1" fo:font-size="10pt" officeooo:rsid="0028f36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6" style:family="text">
      <style:text-properties style:text-position="0% 100%" style:font-name="Bitstream Vera Sans1" fo:font-size="10pt" officeooo:rsid="0030e9b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style:text-position="0% 100%" style:font-name="Bitstream Vera Sans1" fo:font-size="10pt" officeooo:rsid="003ff09d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style:text-position="0% 100%" style:font-name="Bitstream Vera Sans1" fo:font-size="10pt" officeooo:rsid="00454b7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9" style:family="text">
      <style:text-properties style:text-position="0% 100%" style:font-name="Bitstream Vera Sans1" fo:font-size="10pt" style:text-underline-style="solid" style:text-underline-width="auto" style:text-underline-color="font-color" officeooo:rsid="0030e9b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40" style:family="text">
      <style:text-properties style:text-position="0% 100%" style:font-name="OpenSymbol1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text-position="0% 100%" style:font-name="OpenSymbol1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2" style:family="text">
      <style:text-properties style:text-position="0% 100%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0% 100%" style:text-underline-style="solid" style:text-underline-width="auto" style:text-underline-color="font-color" fo:font-weight="normal" officeooo:rsid="003ff09d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0% 100%" style:text-underline-style="solid" style:text-underline-width="auto" style:text-underline-color="font-color" fo:font-weight="normal" officeooo:rsid="00420df0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0% 100%" fo:font-size="10pt" fo:font-weight="normal" officeooo:rsid="0028f368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6" style:family="text">
      <style:text-properties style:text-position="0% 100%" officeooo:rsid="00454b7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47" style:family="text">
      <style:text-properties fo:color="#000000" loext:opacity="100%" style:font-name="Bitstream Vera Sans5" fo:font-size="10pt" style:font-size-asian="10pt" style:font-size-complex="10pt"/>
    </style:style>
    <style:style style:name="T48" style:family="text">
      <style:text-properties fo:color="#000000" loext:opacity="100%" style:font-name="Bitstream Vera Sans5" fo:font-size="10pt" fo:letter-spacing="-0.007cm" fo:font-style="normal" officeooo:rsid="0034ba2b"/>
    </style:style>
    <style:style style:name="T49" style:family="text">
      <style:text-properties fo:color="#000000" loext:opacity="100%" style:font-name="Bitstream Vera Sans5" fo:font-size="10pt" fo:letter-spacing="-0.004cm" fo:font-style="normal" officeooo:rsid="0034ba2b"/>
    </style:style>
    <style:style style:name="T50" style:family="text">
      <style:text-properties fo:color="#000000" loext:opacity="100%" style:text-position="0% 100%" style:font-name="Bitstream Vera Sans1" fo:font-size="10pt" fo:font-style="normal" officeooo:rsid="003944e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1" style:family="text">
      <style:text-properties fo:color="#000000" loext:opacity="100%" style:text-position="0% 100%" style:font-name="Bitstream Vera Sans1" fo:font-size="10pt" fo:font-style="normal" officeooo:rsid="0041633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2" style:family="text">
      <style:text-properties fo:color="#000000" loext:opacity="100%" style:text-position="0% 100%" style:font-name="Bitstream Vera Sans1" fo:font-size="10pt" fo:font-style="normal" fo:font-weight="normal" officeooo:rsid="00454b7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3" style:family="text">
      <style:text-properties fo:color="#000000" loext:opacity="100%" style:text-position="0% 100%" style:font-name="Bitstream Vera Sans1" fo:font-size="10pt" fo:font-style="normal" fo:font-weight="normal" officeooo:rsid="0028f36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4" style:family="text">
      <style:text-properties fo:color="#000000" loext:opacity="100%" style:text-position="0% 100%" style:font-name="Bitstream Vera Sans1" fo:font-size="10pt" fo:font-style="normal" fo:font-weight="normal" officeooo:rsid="0030e9b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5" style:family="text">
      <style:text-properties fo:color="#000000" loext:opacity="100%" style:text-position="0% 100%" officeooo:rsid="003944e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6" style:family="text">
      <style:text-properties fo:color="#000000" loext:opacity="100%" style:text-position="0% 100%" officeooo:rsid="003944eb" fo:background-color="#ffff00" loext:char-shading-value="0" style:font-size-asian="10pt" style:font-style-asian="normal" style:font-size-complex="10pt" style:font-style-complex="normal"/>
    </style:style>
    <style:style style:name="T57" style:family="text">
      <style:text-properties fo:color="#000000" loext:opacity="100%" style:text-position="0% 100%" style:font-name="Bitstream Vera Sans2" fo:font-size="10pt" fo:font-style="normal" officeooo:rsid="003944e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8" style:family="text">
      <style:text-properties fo:color="#000000" loext:opacity="100%" style:text-position="0% 100%" style:font-name="Bitstream Vera Sans2" fo:font-size="10pt" fo:font-style="normal" fo:font-weight="normal" officeooo:rsid="003b03bc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font-name="Bitstream Vera Sans2" fo:font-size="10pt" fo:font-style="normal" fo:font-weight="normal" officeooo:rsid="002b6a75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Bitstream Vera Sans2" fo:font-size="10pt" fo:font-style="normal" fo:font-weight="normal" officeooo:rsid="003e0249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61" style:family="text">
      <style:text-properties fo:color="#000000" loext:opacity="100%" style:text-position="0% 100%" style:font-name="Bitstream Vera Sans2" fo:font-size="10pt" fo:font-style="normal" fo:font-weight="normal" officeooo:rsid="00441df4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62" style:family="text">
      <style:text-properties fo:color="#000000" loext:opacity="100%" style:text-position="0% 100%" style:font-name="Bitstream Vera Sans2" fo:font-size="10pt" fo:font-style="normal" fo:font-weight="normal" officeooo:rsid="003ff09d" fo:background-color="#ffff00" loext:char-shading-value="0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/>
    </style:style>
    <style:style style:name="T63" style:family="text">
      <style:text-properties fo:color="#000000" loext:opacity="100%" style:text-position="0% 100%" style:font-name="Bitstream Vera Sans2" fo:font-size="10pt" fo:font-style="normal" fo:font-weight="normal" officeooo:rsid="00416338" fo:background-color="#ffff00" loext:char-shading-value="0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/>
    </style:style>
    <style:style style:name="T64" style:family="text">
      <style:text-properties fo:color="#000000" loext:opacity="100%" style:text-position="0% 100%" style:font-name="Bitstream Vera Sans5" fo:font-size="10pt" fo:font-weight="normal" officeooo:rsid="003b75ff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5" style:family="text">
      <style:text-properties fo:color="#000000" loext:opacity="100%" style:text-position="0% 100%" style:font-name="Bitstream Vera Sans5" fo:font-size="10pt" fo:font-weight="normal" officeooo:rsid="003c075a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6" style:family="text">
      <style:text-properties fo:color="#000000" loext:opacity="100%" style:text-position="0% 100%" style:font-name="Bitstream Vera Sans5" fo:font-weight="normal" officeooo:rsid="003b75ff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7" style:family="text">
      <style:text-properties fo:color="#000000" loext:opacity="100%" style:text-position="0% 100%" fo:font-style="normal" fo:font-weight="normal" officeooo:rsid="00454b71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68" style:family="text">
      <style:text-properties fo:color="#000000" loext:opacity="100%" style:font-name="Bitstream Vera Sans2" fo:font-size="10pt" fo:font-style="normal" fo:font-weight="normal" officeooo:rsid="003adc7e" fo:background-color="#ffff00" loext:char-shading-value="0" style:font-name-asian="Bitstream Vera Sans2" style:font-size-asian="10pt" style:font-name-complex="Bitstream Vera Sans2" style:font-size-complex="10pt"/>
    </style:style>
    <style:style style:name="T69" style:family="text">
      <style:text-properties fo:color="#000000" loext:opacity="100%" style:font-name="Bitstream Vera Sans2" fo:font-size="10pt" fo:font-style="normal" fo:font-weight="normal" officeooo:rsid="003b03bc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70" style:family="text">
      <style:text-properties fo:color="#000000" loext:opacity="100%" style:font-name="Bitstream Vera Sans2" fo:font-size="10pt" fo:font-style="normal" fo:font-weight="normal" officeooo:rsid="003ff09d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71" style:family="text">
      <style:text-properties fo:color="#000000" loext:opacity="100%" style:font-name="Bitstream Vera Sans2" fo:font-size="10pt" fo:font-style="normal" fo:font-weight="normal" officeooo:rsid="00441df4" fo:background-color="#ffff00" loext:char-shading-value="0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fo:letter-spacing="-0.004cm" style:font-size-asian="10pt" style:font-size-complex="10pt"/>
    </style:style>
    <style:style style:name="T74" style:family="text">
      <style:text-properties fo:font-size="10pt" officeooo:rsid="0028f368" fo:background-color="#ffff00" loext:char-shading-value="0" style:font-size-asian="10pt" style:font-size-complex="10pt"/>
    </style:style>
    <style:style style:name="T75" style:family="text">
      <style:text-properties fo:font-size="10pt" officeooo:rsid="0030e9b1" fo:background-color="#ffff00" loext:char-shading-value="0" style:font-size-asian="10pt" style:font-size-complex="10pt"/>
    </style:style>
    <style:style style:name="T76" style:family="text">
      <style:text-properties fo:font-size="10pt" officeooo:rsid="003ff09d" fo:background-color="#ffff00" loext:char-shading-value="0" style:font-size-asian="10pt" style:font-size-complex="10pt"/>
    </style:style>
    <style:style style:name="T77" style:family="text">
      <style:text-properties fo:font-size="10pt" fo:font-weight="normal" officeooo:rsid="0028f368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style:text-underline-style="solid" style:text-underline-width="auto" style:text-underline-color="font-color" officeooo:rsid="0028f368" fo:background-color="#ffff00" loext:char-shading-value="0" style:font-size-asian="10pt" style:font-size-complex="10pt"/>
    </style:style>
    <style:style style:name="T79" style:family="text">
      <style:text-properties style:use-window-font-color="true" loext:opacity="0%" style:font-name="Bitstream Vera Sans1" fo:font-size="10pt" fo:font-style="normal" style:font-size-asian="10pt" style:font-style-asian="normal" style:font-size-complex="10pt" style:font-style-complex="normal"/>
    </style:style>
    <style:style style:name="T80" style:family="text">
      <style:text-properties style:use-window-font-color="true" loext:opacity="0%" style:font-name="Bitstream Vera Sans1" fo:font-size="10pt" fo:font-style="normal" officeooo:rsid="003944eb" style:font-size-asian="10pt" style:font-style-asian="normal" style:font-size-complex="10pt" style:font-style-complex="normal"/>
    </style:style>
    <style:style style:name="T81" style:family="text">
      <style:text-properties style:use-window-font-color="true" loext:opacity="0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82" style:family="text">
      <style:text-properties style:use-window-font-color="true" loext:opacity="0%" style:font-name="Bitstream Vera Sans1" fo:font-size="10pt" fo:font-style="normal" officeooo:rsid="0020ca90" fo:background-color="#ffff00" loext:char-shading-value="0" style:font-size-asian="10pt" style:font-style-asian="normal" style:font-size-complex="10pt" style:font-style-complex="normal"/>
    </style:style>
    <style:style style:name="T83" style:family="text">
      <style:text-properties style:use-window-font-color="true" loext:opacity="0%" style:font-name="Bitstream Vera Sans1" fo:font-size="10pt" fo:font-style="normal" officeooo:rsid="003adc7e" fo:background-color="#ffff00" loext:char-shading-value="0" style:font-size-asian="10pt" style:font-style-asian="normal" style:font-size-complex="10pt" style:font-style-complex="normal"/>
    </style:style>
    <style:style style:name="T84" style:family="text">
      <style:text-properties style:use-window-font-color="true" loext:opacity="0%" style:font-name="Bitstream Vera Sans1" fo:font-size="10pt" fo:font-style="normal" fo:font-weight="normal" officeooo:rsid="0022f59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use-window-font-color="true" loext:opacity="0%" style:font-name="Bitstream Vera Sans1" fo:font-size="10pt" fo:font-style="normal" fo:font-weight="normal" officeooo:rsid="003adc7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use-window-font-color="true" loext:opacity="0%" style:font-name="Bitstream Vera Sans1" fo:font-size="10pt" fo:letter-spacing="-0.011cm" fo:font-style="normal" style:font-size-asian="10pt" style:font-style-asian="normal" style:font-size-complex="10pt" style:font-style-complex="normal"/>
    </style:style>
    <style:style style:name="T87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style:font-name="Bitstream Vera Sans5" fo:font-size="10pt" fo:font-weight="normal" style:font-size-asian="10.5pt"/>
    </style:style>
    <style:style style:name="T89" style:family="text">
      <style:text-properties style:use-window-font-color="true" loext:opacity="0%" style:font-name="Bitstream Vera Sans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use-window-font-color="true" loext:opacity="0%" style:font-name="Bitstream Vera Sans5" fo:font-size="10pt" fo:letter-spacing="-0.004cm" fo:font-weight="normal" officeooo:rsid="0034ba2b" style:font-size-asian="10pt" style:font-size-complex="10pt"/>
    </style:style>
    <style:style style:name="T91" style:family="text">
      <style:text-properties style:use-window-font-color="true" loext:opacity="0%" fo:font-size="10pt" fo:font-style="normal" style:font-size-asian="10pt" style:font-style-asian="normal" style:font-size-complex="10pt" style:font-style-complex="normal"/>
    </style:style>
    <style:style style:name="T92" style:family="text">
      <style:text-properties style:use-window-font-color="true" loext:opacity="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use-window-font-color="true" loext:opacity="0%" fo:letter-spacing="-0.011cm"/>
    </style:style>
    <style:style style:name="T94" style:family="text">
      <style:text-properties style:use-window-font-color="true" loext:opacity="0%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use-window-font-color="true" loext:opacity="0%" fo:font-size="11pt" fo:letter-spacing="-0.007cm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use-window-font-color="true" loext:opacity="0%" style:font-size-asian="10pt" style:font-style-asian="normal" style:font-size-complex="10pt" style:font-style-complex="normal"/>
    </style:style>
    <style:style style:name="T97" style:family="text">
      <style:text-properties style:use-window-font-color="true" loext:opacity="0%" officeooo:rsid="00391549" style:font-size-asian="10pt" style:font-style-asian="normal" style:font-size-complex="10pt" style:font-style-complex="normal"/>
    </style:style>
    <style:style style:name="T98" style:family="text">
      <style:text-properties style:use-window-font-color="true" loext:opacity="0%" officeooo:rsid="003944eb" style:font-size-asian="10pt" style:font-style-asian="normal" style:font-size-complex="10pt" style:font-style-complex="normal"/>
    </style:style>
    <style:style style:name="T99" style:family="text">
      <style:text-properties style:use-window-font-color="true" loext:opacity="0%" officeooo:rsid="0020ca90" style:font-size-asian="10pt" style:font-style-asian="normal" style:font-size-complex="10pt" style:font-style-complex="normal"/>
    </style:style>
    <style:style style:name="T100" style:family="text">
      <style:text-properties style:use-window-font-color="true" loext:opacity="0%" officeooo:rsid="003adc7e" style:font-size-asian="10pt" style:font-style-asian="normal" style:font-size-complex="10pt" style:font-style-complex="normal"/>
    </style:style>
    <style:style style:name="T101" style:family="text">
      <style:text-properties style:use-window-font-color="true" loext:opacity="0%" officeooo:rsid="00416338" style:font-size-asian="10pt" style:font-style-asian="normal" style:font-size-complex="10pt" style:font-style-complex="normal"/>
    </style:style>
    <style:style style:name="T102" style:family="text">
      <style:text-properties style:use-window-font-color="true" loext:opacity="0%" style:text-position="0% 100%" style:font-size-asian="10pt" style:font-style-asian="normal" style:font-size-complex="10pt" style:font-style-complex="normal"/>
    </style:style>
    <style:style style:name="T103" style:family="text">
      <style:text-properties style:use-window-font-color="true" loext:opacity="0%" style:text-position="0% 100%" officeooo:rsid="003944eb" style:font-size-asian="10pt" style:font-style-asian="normal" style:font-size-complex="10pt" style:font-style-complex="normal"/>
    </style:style>
    <style:style style:name="T104" style:family="text">
      <style:text-properties style:use-window-font-color="true" loext:opacity="0%" style:text-position="0% 100%" officeooo:rsid="00391549" style:font-size-asian="10pt" style:font-style-asian="normal" style:font-size-complex="10pt" style:font-style-complex="normal"/>
    </style:style>
    <style:style style:name="T105" style:family="text">
      <style:text-properties style:use-window-font-color="true" loext:opacity="0%" style:text-position="0% 100%" officeooo:rsid="0020ca90" style:font-size-asian="10pt" style:font-style-asian="normal" style:font-size-complex="10pt" style:font-style-complex="normal"/>
    </style:style>
    <style:style style:name="T106" style:family="text">
      <style:text-properties style:use-window-font-color="true" loext:opacity="0%" style:text-position="0% 100%" officeooo:rsid="00416338" style:font-size-asian="10pt" style:font-style-asian="normal" style:font-size-complex="10pt" style:font-style-complex="normal"/>
    </style:style>
    <style:style style:name="T107" style:family="text">
      <style:text-properties style:use-window-font-color="true" loext:opacity="0%" style:text-position="0% 100%" style:font-name="Bitstream Vera Sans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108" style:family="text">
      <style:text-properties style:use-window-font-color="true" loext:opacity="0%" style:text-position="0% 100%" style:font-name="Bitstream Vera Sans1" fo:font-size="10pt" fo:font-style="normal" officeooo:rsid="003944eb" style:font-name-asian="OpenSymbol1" style:font-size-asian="10pt" style:font-style-asian="normal" style:font-name-complex="OpenSymbol1" style:font-size-complex="10pt" style:font-style-complex="normal"/>
    </style:style>
    <style:style style:name="T109" style:family="text">
      <style:text-properties style:use-window-font-color="true" loext:opacity="0%" style:text-position="0% 100%" style:font-name="Bitstream Vera Sans1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10" style:family="text">
      <style:text-properties style:use-window-font-color="true" loext:opacity="0%" style:text-position="0% 100%" style:font-name="Bitstream Vera Sans1" fo:font-size="10pt" fo:font-style="normal" officeooo:rsid="003944e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11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13f8a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2" style:family="text">
      <style:text-properties style:use-window-font-color="true" loext:opacity="0%" style:text-position="0% 100%" style:font-name="Bitstream Vera Sans1" fo:font-size="10pt" fo:font-style="normal" fo:font-weight="normal" officeooo:rsid="0022f595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3" style:family="text">
      <style:text-properties style:use-window-font-color="true" loext:opacity="0%" style:text-position="0% 100%" style:font-name="Bitstream Vera Sans1" fo:font-size="10pt" fo:font-style="normal" fo:font-weight="normal" officeooo:rsid="0022f59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use-window-font-color="true" loext:opacity="0%" style:text-position="0% 100%" style:font-name="Bitstream Vera Sans1" fo:font-size="10pt" fo:font-style="normal" fo:font-weight="normal" officeooo:rsid="00441df4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use-window-font-color="true" loext:opacity="0%" style:text-position="0% 100%" fo:background-color="#ffff00" loext:char-shading-value="0" style:font-size-asian="10pt" style:font-style-asian="normal" style:font-size-complex="10pt" style:font-style-complex="normal"/>
    </style:style>
    <style:style style:name="T116" style:family="text">
      <style:text-properties style:use-window-font-color="true" loext:opacity="0%" style:text-position="0% 100%" style:text-underline-style="none" fo:font-weight="normal" officeooo:rsid="0013f8a6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use-window-font-color="true" loext:opacity="0%" style:text-position="0% 100%" style:text-underline-style="none" fo:font-weight="normal" officeooo:rsid="00416338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use-window-font-color="true" loext:opacity="0%" style:text-position="0% 100%" style:font-name="Bitstream Vera Sans2" fo:font-size="10pt" fo:font-style="normal" officeooo:rsid="003944eb" fo:background-color="#ffff00" loext:char-shading-value="0" style:font-name-asian="Bitstream Vera Sans2" style:font-size-asian="10pt" style:font-style-asian="normal" style:font-name-complex="Bitstream Vera Sans2" style:font-size-complex="10pt" style:font-style-complex="normal"/>
    </style:style>
    <style:style style:name="T119" style:family="text">
      <style:text-properties style:use-window-font-color="true" loext:opacity="0%" style:text-position="0% 100%" style:font-name="Bitstream Vera Sans2" fo:font-size="10pt" fo:font-style="normal" officeooo:rsid="003adc7e" fo:background-color="#ffff00" loext:char-shading-value="0" style:font-name-asian="Bitstream Vera Sans2" style:font-size-asian="10pt" style:font-style-asian="normal" style:font-name-complex="Bitstream Vera Sans2" style:font-size-complex="10pt" style:font-style-complex="normal"/>
    </style:style>
    <style:style style:name="T120" style:family="text">
      <style:text-properties style:use-window-font-color="true" loext:opacity="0%" style:text-position="0% 100%" fo:font-style="normal" officeooo:rsid="0020ca90" style:font-size-asian="10pt" style:font-style-asian="normal" style:font-size-complex="10pt" style:font-style-complex="normal"/>
    </style:style>
    <style:style style:name="T121" style:family="text">
      <style:text-properties style:use-window-font-color="true" loext:opacity="0%" style:text-position="0% 100%" fo:font-style="normal" officeooo:rsid="002b3cf2" style:font-size-asian="10pt" style:font-style-asian="normal" style:font-size-complex="10pt" style:font-style-complex="normal"/>
    </style:style>
    <style:style style:name="T122" style:family="text">
      <style:text-properties style:use-window-font-color="true" loext:opacity="0%" style:text-position="0% 100%" fo:font-style="normal" officeooo:rsid="003adc7e" style:font-size-asian="10pt" style:font-style-asian="normal" style:font-size-complex="10pt" style:font-style-complex="normal"/>
    </style:style>
    <style:style style:name="T123" style:family="text">
      <style:text-properties style:use-window-font-color="true" loext:opacity="0%" style:text-position="0% 100%" fo:font-weight="normal" officeooo:rsid="0023f15c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use-window-font-color="true" loext:opacity="0%" style:text-position="0% 100%" fo:font-weight="normal" officeooo:rsid="0031ad3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use-window-font-color="true" loext:opacity="0%" style:text-position="0% 100%" fo:font-size="10pt" fo:font-style="normal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6" style:family="text">
      <style:text-properties style:use-window-font-color="true" loext:opacity="0%" style:text-position="0% 100%" fo:font-size="10pt" fo:font-style="normal" fo:font-weight="normal" officeooo:rsid="00441df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7" style:family="text">
      <style:text-properties style:use-window-font-color="true" loext:opacity="0%" officeooo:rsid="0020ca90" fo:background-color="#ffff00" loext:char-shading-value="0" style:font-size-asian="10pt" style:font-style-asian="normal" style:font-size-complex="10pt" style:font-style-complex="normal"/>
    </style:style>
    <style:style style:name="T128" style:family="text">
      <style:text-properties style:use-window-font-color="true" loext:opacity="0%" style:font-name="Bitstream Vera Sans2" fo:font-size="10pt" fo:font-style="normal" officeooo:rsid="003adc7e" fo:background-color="#ffff00" loext:char-shading-value="0" style:font-name-asian="Bitstream Vera Sans2" style:font-size-asian="10pt" style:font-style-asian="normal" style:font-name-complex="Bitstream Vera Sans2" style:font-size-complex="10pt" style:font-style-complex="normal"/>
    </style:style>
    <style:style style:name="T129" style:family="text">
      <style:text-properties style:use-window-font-color="true" loext:opacity="0%" fo:font-weight="normal" officeooo:rsid="0022f59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b3b3b3" loext:opacity="100%" style:font-name="Bitstream Vera Sans1" fo:font-size="10pt" fo:font-style="normal" style:font-size-asian="10pt" style:font-style-asian="normal" style:font-size-complex="10pt" style:font-style-complex="normal"/>
    </style:style>
    <style:style style:name="T131" style:family="text">
      <style:text-properties fo:color="#b3b3b3" loext:opacity="10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variant="normal" fo:text-transform="none"/>
    </style:style>
    <style:style style:name="T133" style:family="text">
      <style:text-properties fo:font-variant="normal" fo:text-transform="none" style:text-position="super 58%"/>
    </style:style>
    <style:style style:name="T134" style:family="text">
      <style:text-properties fo:font-variant="normal" fo:text-transform="none" style:text-position="0% 100%"/>
    </style:style>
    <style:style style:name="T135" style:family="text">
      <style:text-properties fo:font-variant="normal" fo:text-transform="none" style:use-window-font-color="true" loext:opacity="0%" officeooo:rsid="002b3188" fo:background-color="#ffff00" loext:char-shading-value="0"/>
    </style:style>
    <style:style style:name="T136" style:family="text">
      <style:text-properties fo:font-variant="normal" fo:text-transform="none" style:use-window-font-color="true" loext:opacity="0%" officeooo:rsid="003adc7e" fo:background-color="#ffff00" loext:char-shading-value="0"/>
    </style:style>
    <style:style style:name="T137" style:family="text">
      <style:text-properties fo:font-variant="normal" fo:text-transform="none" style:use-window-font-color="true" loext:opacity="0%" style:text-position="0% 100%" officeooo:rsid="002b318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38" style:family="text">
      <style:text-properties fo:font-variant="normal" fo:text-transform="none" style:use-window-font-color="true" loext:opacity="0%" style:text-position="0% 100%" fo:font-size="10pt" officeooo:rsid="002b318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39" style:family="text">
      <style:text-properties fo:font-variant="normal" fo:text-transform="none" style:use-window-font-color="true" loext:opacity="0%" style:text-position="0% 100%" style:font-name="Bitstream Vera Sans2" fo:font-size="10pt" fo:font-style="normal" officeooo:rsid="0041633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40" style:family="text">
      <style:text-properties fo:font-variant="normal" fo:text-transform="none" style:use-window-font-color="true" loext:opacity="0%" style:text-position="0% 100%" officeooo:rsid="002b3188" style:font-size-asian="10pt" style:font-style-asian="normal" style:font-size-complex="10pt" style:font-style-complex="normal"/>
    </style:style>
    <style:style style:name="T141" style:family="text">
      <style:text-properties fo:font-variant="normal" fo:text-transform="none" style:use-window-font-color="true" loext:opacity="0%" style:font-name="Bitstream Vera Sans2" fo:font-size="10pt" fo:font-style="normal" officeooo:rsid="003adc7e" fo:background-color="#ffff00" loext:char-shading-value="0"/>
    </style:style>
    <style:style style:name="T142" style:family="text">
      <style:text-properties fo:letter-spacing="-0.004cm"/>
    </style:style>
    <style:style style:name="T143" style:family="text">
      <style:text-properties fo:letter-spacing="-0.007cm"/>
    </style:style>
    <style:style style:name="T144" style:family="text">
      <style:text-properties fo:letter-spacing="-0.007cm" officeooo:rsid="003368b2"/>
    </style:style>
    <style:style style:name="T145" style:family="text">
      <style:text-properties fo:letter-spacing="-0.011cm"/>
    </style:style>
    <style:style style:name="T146" style:family="text">
      <style:text-properties officeooo:rsid="0034ba2b"/>
    </style:style>
    <style:style style:name="T147" style:family="text">
      <style:text-properties style:font-size-asian="10pt" style:font-style-asian="normal" style:font-size-complex="10pt" style:font-style-complex="normal"/>
    </style:style>
    <style:style style:name="T148" style:family="text">
      <style:text-properties officeooo:rsid="0036b4dc" style:font-size-asian="10pt" style:font-style-asian="normal" style:font-size-complex="10pt" style:font-style-complex="normal"/>
    </style:style>
    <style:style style:name="T149" style:family="text">
      <style:text-properties style:font-size-asian="10pt" style:font-size-complex="10pt"/>
    </style:style>
    <style:style style:name="T150" style:family="text">
      <style:text-properties officeooo:rsid="0031ad3e" style:font-size-asian="10pt" style:font-size-complex="10pt"/>
    </style:style>
    <style:style style:name="T151" style:family="text">
      <style:text-properties officeooo:rsid="001d847f" style:font-size-asian="10pt" style:font-size-complex="10pt"/>
    </style:style>
    <style:style style:name="T152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fo:font-weight="normal" officeooo:rsid="003adc7e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font-weight="normal" officeooo:rsid="003b03bc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font-weight="normal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fo:font-weight="normal" officeooo:rsid="00441df4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OpenSymbol3" fo:font-weight="normal" officeooo:rsid="00441df4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5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e_5f_corrigée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e_5f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protect="position siz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169cm" draw:marker-start-center="false" draw:marker-end="" draw:marker-end-width="0.169cm" draw:marker-end-center="false" svg:stroke-opacity="100%" draw:stroke-linejoin="round" svg:stroke-linecap="butt" draw:fill="solid" draw:secondary-fill-color="#729fcf" draw:fill-gradient-name="Farbverlauf_20_1" draw:gradient-step-count="0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loext:shadow-blur="0cm" style:run-through="foreground"/>
    </style:style>
    <style:style style:name="gr3" style:family="graphic">
      <style:graphic-properties draw:stroke="none" draw:stroke-dash="Dashed_20__28_var_29__20_6795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_20_1232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4" style:family="graphic">
      <style:graphic-properties draw:stroke="none" draw:stroke-dash="Dashed_20__28_var_29__20_6796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1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99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6798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3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7" style:family="graphic">
      <style:graphic-properties draw:stroke="none" draw:stroke-dash="Dashed_20__28_var_29__20_6799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4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8" style:family="graphic">
      <style:graphic-properties draw:stroke="none" draw:stroke-dash="Dashed_20__28_var_29__20_6801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6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9" style:family="graphic">
      <style:graphic-properties draw:stroke="none" draw:stroke-dash="Dashed_20__28_var_29__20_6802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7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10" style:family="graphic">
      <style:graphic-properties draw:stroke="none" draw:stroke-dash="Dashed_20__28_var_29__20_6804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9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11" style:family="graphic">
      <style:graphic-properties draw:stroke="none" draw:stroke-dash="Dashed_20__28_var_29__20_6805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10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12" style:family="graphic">
      <style:graphic-properties draw:stroke="none" draw:stroke-dash="Dashed_20__28_var_29__20_5606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12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13" style:family="graphic">
      <style:graphic-properties draw:stroke="none" draw:stroke-dash="Dashed_20__28_var_29__20_5607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13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1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46044946" text:style-name="Num_5f_Exo">
        <text:list-item>
          <text:h text:style-name="P36" text:outline-level="1"> La pâtissière a pesé ses beignets et a trouvé :</text:h>
          <text:p text:style-name="P51"><draw:g text:anchor-type="as-char" svg:y="0cm" draw:z-index="33" draw:name="Forme5" draw:style-name="gr1"><dr3d:scene draw:style-name="gr2" svg:width="1.322cm" svg:height="1.352cm" svg:x="0cm" svg:y="0.288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3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4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aw:frame draw:style-name="gr5" draw:text-style-name="P104" svg:width="1.024cm" svg:height="0.5cm" svg:x="0.901cm" svg:y="0cm"><draw:text-box><text:p text:style-name="P103"><text:span text:style-name="T158">300 g</text:span></text:p></draw:text-box></draw:frame><draw:frame draw:style-name="gr5" draw:text-style-name="P104" svg:width="1.251cm" svg:height="0.5cm" svg:x="5.405cm" svg:y="0.004cm"><draw:text-box><text:p text:style-name="P103"><text:span text:style-name="T158">450 g</text:span></text:p></draw:text-box></draw:frame><dr3d:scene draw:style-name="gr2" svg:width="1.32cm" svg:height="1.352cm" svg:x="1.302cm" svg:y="0.289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6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7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3d:scene draw:style-name="gr2" svg:width="1.322cm" svg:height="1.352cm" svg:x="4.099cm" svg:y="0.288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8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9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3d:scene draw:style-name="gr2" svg:width="1.322cm" svg:height="1.352cm" svg:x="5.401cm" svg:y="0.289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0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11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3d:scene draw:style-name="gr2" svg:width="1.322cm" svg:height="1.352cm" svg:x="6.701cm" svg:y="0.289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13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/draw:g></text:p>
          <text:p text:style-name="P59">Combien pèse(nt) :</text:p>
        </text:list-item>
      </text:list>
      <text:list xml:id="list3774293520" text:style-name="L1">
        <text:list-item>
          <text:p text:style-name="P91"><text:span text:style-name="Character_5f_20_5f_style"><text:span text:style-name="T6">5 beignets ?</text:span></text:span></text:p>
          <text:p text:style-name="P87"><text:span text:style-name="Character_5f_20_5f_style"><text:span text:style-name="T130"> </text:span></text:span><text:span text:style-name="_5f_Correction_20_surligné"><text:span text:style-name="T148">5 beignets, c’est </text:span></text:span><text:span text:style-name="_5f_Correction_20_surligné"><text:span text:style-name="T147">2 </text:span></text:span><text:span text:style-name="_5f_Correction_20_surligné"><text:span text:style-name="T148">beignets </text:span></text:span><text:span text:style-name="_5f_Correction_20_surligné"><text:span text:style-name="T147">+ 3 </text:span></text:span><text:span text:style-name="_5f_Correction_20_surligné"><text:span text:style-name="T148">beignets.<text:line-break/>Ils pèsent </text:span></text:span><text:span text:style-name="_5f_Correction_20_surligné"><text:span text:style-name="T147">donc 300</text:span></text:span><text:span text:style-name="_5f_Correction_20_surligné"><text:span text:style-name="T96"> g</text:span></text:span><text:span text:style-name="_5f_Correction_20_surligné"><text:span text:style-name="T147">+ 450</text:span></text:span><text:span text:style-name="_5f_Correction_20_surligné"><text:span text:style-name="T96"> g</text:span></text:span><text:span text:style-name="_5f_Correction_20_surligné"><text:span text:style-name="T147">= 75</text:span></text:span><text:span text:style-name="_5f_Correction_20_surligné"><text:span text:style-name="T96">0 g</text:span></text:span></text:p>
        </text:list-item>
      </text:list>
      <text:list xml:id="list3944609378" text:style-name="L2">
        <text:list-item>
          <text:p text:style-name="P88"><text:span text:style-name="Character_5f_20_5f_style"><text:span text:style-name="T6">6 beignets ?</text:span></text:span><text:span text:style-name="Character_5f_20_5f_style"><text:span text:style-name="T130"> </text:span></text:span><text:span text:style-name="_5f_Correction_20_surligné"><text:span text:style-name="T97">6 beignets, </text:span></text:span><text:span text:style-name="_5f_Correction_20_surligné"><text:span text:style-name="T98">c’est </text:span></text:span><text:span text:style-name="_5f_Correction_20_surligné"><text:span text:style-name="T96">2 </text:span></text:span><text:span text:style-name="corps"><text:span text:style-name="T79"><draw:frame draw:style-name="fr5" draw:name="Objet18" text:anchor-type="as-char" svg:width="0.492cm" svg:height="0.411cm" draw:z-index="2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orrection_20_surligné"><text:span text:style-name="T96"><text:s/>3 </text:span></text:span><text:span text:style-name="_5f_Correction_20_surligné"><text:span text:style-name="T97">beignets. <text:line-break/>Ils pèsent </text:span></text:span><text:span text:style-name="_5f_Correction_20_surligné"><text:span text:style-name="T96">donc 2 </text:span></text:span><text:span text:style-name="_5f_Correction_20_surligné"><text:span text:style-name="T96"><draw:frame draw:style-name="fr4" draw:name="Objet19" text:anchor-type="as-char" svg:y="-0.362cm" svg:width="0.492cm" svg:height="0.411cm" draw:z-index="2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orrection_20_surligné"><text:span text:style-name="T96"><text:s/>450 g = 900 g</text:span></text:span></text:p>
        </text:list-item>
      </text:list>
      <text:list xml:id="list1877680660" text:style-name="L3">
        <text:list-item>
          <text:p text:style-name="P89"><text:span text:style-name="Character_5f_20_5f_style"><text:span text:style-name="T6">10 beignets ? </text:span></text:span><text:span text:style-name="Character_5f_20_5f_style"><text:span text:style-name="T7">10 beignets, c’est </text:span></text:span><text:span text:style-name="_5f_Correction_20_surligné"><text:span text:style-name="T115">5</text:span></text:span><text:span text:style-name="_5f_Correction_20_surligné"><text:span text:style-name="T102"> </text:span></text:span><text:span text:style-name="_5f_Correction_20_surligné"><text:span text:style-name="T102"><draw:frame draw:style-name="fr4" draw:name="Objet16" text:anchor-type="as-char" svg:y="-0.362cm" svg:width="0.492cm" svg:height="0.411cm" draw:z-index="2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orrection_20_surligné"><text:span text:style-name="T102"><text:s/>2 </text:span></text:span><text:span text:style-name="_5f_Correction_20_surligné"><text:span text:style-name="T103">beignets. Ils pèsent </text:span></text:span><text:span text:style-name="_5f_Correction_20_surligné"><text:span text:style-name="T102">donc 5 </text:span></text:span><text:span text:style-name="corps"><text:span text:style-name="T107"><draw:frame draw:style-name="fr4" draw:name="Objet17" text:anchor-type="as-char" svg:y="-0.362cm" svg:width="0.492cm" svg:height="0.411cm" draw:z-index="30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orrection_20_surligné"><text:span text:style-name="T102"><text:s/>300 g =1 500 g</text:span></text:span></text:p>
        </text:list-item>
      </text:list>
      <text:list xml:id="list2589419580" text:style-name="L4">
        <text:list-item>
          <text:p text:style-name="P90"><text:span text:style-name="Character_5f_20_5f_style"><text:span text:style-name="T6">1 beignet ? </text:span></text:span><text:span text:style-name="Character_5f_20_5f_style"><text:span text:style-name="T7">Un beignet, c’est la moitié de 2 beignets. Il pèse donc </text:span></text:span><text:span text:style-name="corps"><text:span text:style-name="T80"><draw:frame draw:style-name="fr5" draw:name="Objet20" text:anchor-type="as-char" svg:width="2.955cm" svg:height="0.409cm" draw:z-index="3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Correction_20_surligné"><text:span text:style-name="T98"><text:s/>g</text:span></text:span></text:p>
        </text:list-item>
      </text:list>
      <text:list xml:id="list231758611485268" text:continue-list="list4046044946" text:style-name="Num_5f_Exo">
        <text:list-item>
          <text:h text:style-name="P45" text:outline-level="1"><text:span text:style-name="Character_5f_20_5f_style"><text:span text:style-name="T130"> </text:span></text:span><text:span text:style-name="Character_5f_20_5f_style"><text:span text:style-name="T79">J’ai acheté 6 bouteilles de boisson gazeuse que j’ai payées 9 €. </text:span></text:span></text:h>
        </text:list-item>
      </text:list>
      <text:list xml:id="list2090480929" text:style-name="liste_5f_abc">
        <text:list-item>
          <text:p text:style-name="P93">Réalise un schéma qui traduit cette situation.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231759075315221" text:continue-list="list231758611485268" text:style-name="Num_5f_Exo">
              <text:list-header>
                <text:p text:style-name="P55">Nombre de bouteilles</text:p>
              </text:list-header>
            </text:list>
          </table:table-cell>
          <table:table-cell table:style-name="Tableau2.B1" office:value-type="float" office:value="6">
            <text:list xml:id="list231759994805627" text:continue-numbering="true" text:style-name="Num_5f_Exo">
              <text:list-header>
                <text:p text:style-name="P55">6</text:p>
              </text:list-header>
            </text:list>
          </table:table-cell>
        </table:table-row>
        <table:table-row table:style-name="Tableau2.2">
          <table:table-cell table:style-name="Tableau2.A2" office:value-type="string">
            <text:list xml:id="list231760260300996" text:continue-numbering="true" text:style-name="Num_5f_Exo">
              <text:list-header>
                <text:p text:style-name="P55">Prix en euros</text:p>
              </text:list-header>
            </text:list>
          </table:table-cell>
          <table:table-cell table:style-name="Tableau2.B2" office:value-type="float" office:value="9">
            <text:list xml:id="list231758675824216" text:continue-numbering="true" text:style-name="Num_5f_Exo">
              <text:list-header>
                <text:p text:style-name="P55">9</text:p>
              </text:list-header>
            </text:list>
          </table:table-cell>
        </table:table-row>
      </table:table>
      <text:list xml:id="list231758277059758" text:continue-list="list2090480929" text:style-name="liste_5f_abc">
        <text:list-item>
          <text:p text:style-name="P94">Donne le prix de 3 bouteilles.</text:p>
        </text:list-item>
      </text:list>
      <text:list xml:id="list231758950200421" text:continue-list="list231758675824216" text:style-name="Num_5f_Exo">
        <text:list-item>
          <text:list>
            <text:list-header>
              <text:p text:style-name="P48"><text:span text:style-name="_5f_pointillés_20_gris"><text:span text:style-name="T55">3 bouteilles, c’est  </text:span></text:span><text:span text:style-name="_5f_Correction_20_surligné"><text:span text:style-name="T56">6 </text:span></text:span><text:span text:style-name="_5f_pointillés_20_gris"><text:span text:style-name="T55">bouteilles </text:span></text:span><text:span text:style-name="_5f_Correction_20_surligné"><text:span text:style-name="T56"><text:s text:c="2"/></text:span></text:span><text:span text:style-name="corps"><text:span text:style-name="T50"><draw:frame draw:style-name="fr5" draw:name="Objet21" text:anchor-type="as-char" svg:width="0.492cm" svg:height="0.411cm" draw:z-index="3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corps"><text:span text:style-name="T50"><text:s/></text:span></text:span><text:span text:style-name="_5f_Correction_20_surligné"><text:span text:style-name="T56">2</text:span></text:span><text:span text:style-name="_5f_pointillés_20_gris"><text:span text:style-name="T55"> </text:span></text:span><text:span text:style-name="_5f_pointillés_20_gris"><text:span text:style-name="T11"><text:line-break/></text:span></text:span><text:span text:style-name="_5f_Correction_20_surligné"><text:span text:style-name="T103">donc 9 € </text:span></text:span><text:span text:style-name="corps"><text:span text:style-name="T108"><draw:frame draw:style-name="fr5" draw:name="Objet22" text:anchor-type="as-char" svg:width="0.492cm" svg:height="0.411cm" draw:z-index="3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corps"><text:span text:style-name="T110"><text:s/></text:span></text:span><text:span text:style-name="_5f_Correction_20_surligné"><text:span text:style-name="T103">2 = 4,5 €</text:span></text:span></text:p>
            </text:list-header>
          </text:list>
        </text:list-item>
      </text:list>
      <text:list xml:id="list231759306392418" text:continue-list="list231758277059758" text:style-name="liste_5f_abc">
        <text:list-item>
          <text:p text:style-name="P94">Donne le prix de 5 bouteilles.</text:p>
        </text:list-item>
      </text:list>
      <text:list xml:id="list231759331296139" text:continue-list="list231758950200421" text:style-name="Num_5f_Exo">
        <text:list-item>
          <text:list>
            <text:list-header>
              <text:p text:style-name="P65"><text:span text:style-name="_5f_pointillés_20_gris"><text:span text:style-name="T57">1</text:span></text:span><text:span text:style-name="_5f_pointillés_20_gris"><text:span text:style-name="T55"> bouteille, c’est  </text:span></text:span><text:span text:style-name="_5f_Correction_20_surligné"><text:span text:style-name="T56">6 </text:span></text:span><text:span text:style-name="_5f_pointillés_20_gris"><text:span text:style-name="T55">bouteilles</text:span></text:span><text:span text:style-name="_5f_Correction_20_surligné"><text:span text:style-name="T56"> </text:span></text:span><text:span text:style-name="corps"><text:span text:style-name="T50"><draw:frame draw:style-name="fr5" draw:name="Objet1" text:anchor-type="as-char" svg:width="0.492cm" svg:height="0.411cm" draw:z-index="4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corps"><text:span text:style-name="T50"><text:s/></text:span></text:span><text:span text:style-name="_5f_Correction_20_surligné"><text:span text:style-name="T56">6</text:span></text:span><text:span text:style-name="_5f_pointillés_20_gris"><text:span text:style-name="T55"> </text:span></text:span></text:p>
              <text:p text:style-name="P62"><text:span text:style-name="_5f_pointillés_20_gris"><text:span text:style-name="T51">elle coûte donc</text:span></text:span><text:span text:style-name="corps"><text:span text:style-name="T81"> : </text:span></text:span><text:span text:style-name="_5f_Correction_20_surligné"><text:span text:style-name="T96">9 € </text:span></text:span><text:span text:style-name="corps"><text:span text:style-name="T79"><draw:frame draw:style-name="fr5" draw:name="Objet23" text:anchor-type="as-char" svg:width="0.492cm" svg:height="0.411cm" draw:z-index="3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corps"><text:span text:style-name="T81"><text:s/>6</text:span></text:span><text:span text:style-name="_5f_Correction_20_surligné"><text:span text:style-name="T96"> = 1,5</text:span></text:span><text:span text:style-name="_5f_Correction_20_surligné"><text:span text:style-name="T101">0</text:span></text:span><text:span text:style-name="_5f_Correction_20_surligné"><text:span text:style-name="T96"> €</text:span></text:span></text:p>
              <text:p text:style-name="P48"><text:span text:style-name="corps"><text:span text:style-name="T109">Prix de 5 bouteilles : </text:span></text:span><text:span text:style-name="_5f_Correction_20_surligné"><text:span text:style-name="T102">5 </text:span></text:span><text:span text:style-name="corps"><text:span text:style-name="T109"><draw:frame draw:style-name="fr4" draw:name="Objet24" text:anchor-type="as-char" svg:y="-0.362cm" svg:width="0.492cm" svg:height="0.411cm" draw:z-index="34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Correction_20_surligné"><text:span text:style-name="T102"><text:s/>1,5</text:span></text:span><text:span text:style-name="_5f_Correction_20_surligné"><text:span text:style-name="T106">0</text:span></text:span><text:span text:style-name="_5f_Correction_20_surligné"><text:span text:style-name="T102"> €= <text:s/>7,5</text:span></text:span><text:span text:style-name="_5f_Correction_20_surligné"><text:span text:style-name="T106">0</text:span></text:span><text:span text:style-name="_5f_Correction_20_surligné"><text:span text:style-name="T102"> €</text:span></text:span></text:p>
            </text:list-header>
          </text:list>
        </text:list-item>
      </text:list>
      <text:list xml:id="list231758594816451" text:continue-list="list231759306392418" text:style-name="liste_5f_abc">
        <text:list-item>
          <text:p text:style-name="P94">Donne le prix de 22 bouteilles.</text:p>
        </text:list-item>
      </text:list>
      <text:list xml:id="list231759917473916" text:continue-list="list231759331296139" text:style-name="Num_5f_Exo">
        <text:list-item>
          <text:list>
            <text:list-header>
              <text:p text:style-name="P71"><text:span text:style-name="corps"><text:span text:style-name="T111">Prix de 22 bouteilles : 22</text:span></text:span><text:span text:style-name="_5f_Correction_20_surligné"><text:span text:style-name="T116"> </text:span></text:span><text:span text:style-name="corps"><text:span text:style-name="T111"><draw:frame draw:style-name="fr4" draw:name="Objet25" text:anchor-type="as-char" svg:y="-0.362cm" svg:width="0.492cm" svg:height="0.411cm" draw:z-index="3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orrection_20_surligné"><text:span text:style-name="T116"><text:s/>1,5</text:span></text:span><text:span text:style-name="_5f_Correction_20_surligné"><text:span text:style-name="T117">0</text:span></text:span><text:span text:style-name="_5f_Correction_20_surligné"><text:span text:style-name="T116"> € = <text:s/>33 €</text:span></text:span></text:p>
            </text:list-header>
          </text:list>
        </text:list-item>
        <text:list-item>
          <text:h text:style-name="P44" text:outline-level="1"><text:span text:style-name="Character_5f_20_5f_style"><text:span text:style-name="T131"> </text:span></text:span><text:span text:style-name="Bold_5f_niv1"><text:span text:style-name="T87">Des yaourts sont vendus par lots de 4 au prix de 1,10 € le lot. </text:span></text:span></text:h>
        </text:list-item>
      </text:list>
      <text:list xml:id="list231759688924861" text:continue-list="list231758594816451" text:style-name="liste_5f_abc">
        <text:list-item text:start-value="1">
          <text:p text:style-name="P97">Quel est le prix de 12 yaourts ?</text:p>
        </text:list-item>
      </text:list>
      <text:p text:style-name="P26"><text:span text:style-name="_5f_Correction_20_surligné"><text:span text:style-name="T118">12</text:span></text:span><text:span text:style-name="_5f_Correction_20_surligné"><text:span text:style-name="T104"> </text:span></text:span><text:span text:style-name="_5f_Correction_20_surligné"><text:span text:style-name="T118">yaourts</text:span></text:span><text:span text:style-name="_5f_Correction_20_surligné"><text:span text:style-name="T104">, </text:span></text:span><text:span text:style-name="_5f_Correction_20_surligné"><text:span text:style-name="T103">c’est </text:span></text:span><text:span text:style-name="_5f_Correction_20_surligné"><text:span text:style-name="T102">3 </text:span></text:span><text:span text:style-name="_5f_Correction_20_surligné"><text:span text:style-name="T118">lots de 4 yaourts.</text:span></text:span></text:p>
      <text:p text:style-name="P49"><text:span text:style-name="_5f_Correction_20_surligné"><text:span text:style-name="T104">Prix de 3 lots : 3 </text:span></text:span><text:span text:style-name="_5f_Correction_20_surligné"><text:span text:style-name="T104"><draw:frame draw:style-name="fr5" draw:name="Objet2" text:anchor-type="as-char" svg:width="0.492cm" svg:height="0.411cm" draw:z-index="3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Correction_20_surligné"><text:span text:style-name="T104"><text:s/>1,10 € = 3,30 € </text:span></text:span></text:p>
      <text:list xml:id="list231759271064194" text:continue-numbering="true" text:style-name="liste_5f_abc">
        <text:list-item>
          <text:p text:style-name="P95">Combien de yaourts aurai-je pour 5,50 € ?</text:p>
        </text:list-item>
      </text:list>
      <text:p text:style-name="P77"><text:span text:style-name="_5f_Correction_20_surligné"><text:span text:style-name="T99">5,5</text:span></text:span><text:span text:style-name="_5f_Correction_20_surligné"><text:span text:style-name="T100">0</text:span></text:span><text:span text:style-name="_5f_Correction_20_surligné"><text:span text:style-name="T96"> € </text:span></text:span><text:span text:style-name="corps"><text:span text:style-name="T79"><draw:frame draw:style-name="fr5" draw:name="Objet3" text:anchor-type="as-char" svg:width="0.492cm" svg:height="0.411cm" draw:z-index="39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corps"><text:span text:style-name="T81"><text:s/></text:span></text:span><text:span text:style-name="corps"><text:span text:style-name="T82">1,1</text:span></text:span><text:span text:style-name="corps"><text:span text:style-name="T83">0</text:span></text:span><text:span text:style-name="_5f_Correction_20_surligné"><text:span text:style-name="T96"> </text:span></text:span><text:span text:style-name="_5f_Correction_20_surligné"><text:span text:style-name="T102">€ </text:span></text:span><text:span text:style-name="_5f_Correction_20_surligné"><text:span text:style-name="T96">= </text:span></text:span><text:span text:style-name="_5f_Correction_20_surligné"><text:span text:style-name="T99">5 </text:span></text:span></text:p>
      <text:p text:style-name="P33"><text:span text:style-name="_5f_Correction_20_surligné"><text:span text:style-name="T101">J</text:span></text:span><text:span text:style-name="_5f_Correction_20_surligné"><text:span text:style-name="T100">e peux donc acheter 5 lots.</text:span></text:span></text:p>
      <text:p text:style-name="P73"><text:span text:style-name="_5f_Correction_20_surligné"><text:span text:style-name="T100">Et</text:span></text:span><text:span text:style-name="_5f_Correction_20_surligné"><text:span text:style-name="T99"> <text:s/></text:span></text:span><text:span text:style-name="corps"><text:span text:style-name="T83">5</text:span></text:span><text:span text:style-name="_5f_Correction_20_surligné"><text:span text:style-name="T127"> </text:span></text:span><text:span text:style-name="corps"><text:span text:style-name="T82"><draw:frame draw:style-name="fr4" draw:name="Objet4" text:anchor-type="as-char" svg:y="-0.362cm" svg:width="0.492cm" svg:height="0.411cm" draw:z-index="4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orrection_20_surligné"><text:span text:style-name="T127"><text:s/></text:span></text:span><text:span text:style-name="_5f_Correction_20_surligné"><text:span text:style-name="T128">4</text:span></text:span><text:span text:style-name="_5f_Correction_20_surligné"><text:span text:style-name="T127"> = </text:span></text:span><text:span text:style-name="_5f_Correction_20_surligné"><text:span text:style-name="T128">20</text:span></text:span></text:p>
      <text:p text:style-name="P73"><text:span text:style-name="_5f_Correction_20_surligné"><text:span text:style-name="T122">P</text:span></text:span><text:span text:style-name="_5f_Correction_20_surligné"><text:span text:style-name="T120">our </text:span></text:span><text:span text:style-name="_5f_Correction_20_surligné"><text:span text:style-name="T121">5,50</text:span></text:span><text:span text:style-name="_5f_Correction_20_surligné"><text:span text:style-name="T120"> € j’ai 5 lots donc </text:span></text:span><text:span text:style-name="_5f_Correction_20_surligné"><text:span text:style-name="T119">2</text:span></text:span><text:span text:style-name="_5f_Correction_20_surligné"><text:span text:style-name="T120">0 yaourt</text:span></text:span><text:span text:style-name="_5f_Correction_20_surligné"><text:span text:style-name="T105">s.</text:span></text:span><text:span text:style-name="_5f_pointillés_20_gris"><text:span text:style-name="T10"><text:tab/></text:span></text:span></text:p>
      <text:list xml:id="list231759677649155" text:continue-list="list231759917473916" text:style-name="Num_5f_Exo">
        <text:list-item>
          <text:h text:style-name="P38" text:outline-level="1"> <text:span text:style-name="T132">La classe des 23 élèves de 4</text:span><text:span text:style-name="T133">e</text:span><text:span text:style-name="T134"> </text:span><text:span text:style-name="T132">A va au ski. Les forfaits coûtent au total 356,50 €. Paul se demande combien cela coûtera pour les 27 élèves de sa classe de 5</text:span><text:span text:style-name="T133">e</text:span><text:span text:style-name="T134"> </text:span><text:span text:style-name="T132">B.</text:span></text:h>
        </text:list-item>
      </text:list>
      <text:list xml:id="list231758740317586" text:continue-list="list231759271064194" text:style-name="liste_5f_abc">
        <text:list-item text:start-value="1">
          <text:p text:style-name="P92">Complète le tableau de proportionnalité ci-dessous.</text:p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Line2934131556480">
          <table:table-cell table:style-name="Tableau17.A1" office:value-type="string">
            <text:list xml:id="list231759524992293" text:continue-list="list231759677649155" text:style-name="Num_5f_Exo">
              <text:list-header>
                <text:p text:style-name="P58">Nb d’élèves</text:p>
              </text:list-header>
            </text:list>
          </table:table-cell>
          <table:table-cell table:style-name="Tableau17.B1" office:value-type="float" office:value="23">
            <text:p text:style-name="P30">23</text:p>
          </table:table-cell>
          <table:table-cell table:style-name="Tableau17.C1" office:value-type="float" office:value="1">
            <text:p text:style-name="P30">1</text:p>
          </table:table-cell>
        </table:table-row>
        <table:table-row table:style-name="TableLine2934131556752">
          <table:table-cell table:style-name="Tableau17.A2" office:value-type="string">
            <text:list xml:id="list231759645559613" text:continue-numbering="true" text:style-name="Num_5f_Exo">
              <text:list-header>
                <text:p text:style-name="P56">Coût de forfaits (€)</text:p>
              </text:list-header>
            </text:list>
          </table:table-cell>
          <table:table-cell table:style-name="Tableau17.B2" office:value-type="string">
            <text:p text:style-name="P34">356,50</text:p>
          </table:table-cell>
          <table:table-cell table:style-name="Tableau17.C2" office:value-type="string">
            <text:p text:style-name="P34">15,50</text:p>
          </table:table-cell>
        </table:table-row>
      </table:table>
      <text:list xml:id="list231759892928347" text:continue-list="list231758740317586" text:style-name="liste_5f_abc">
        <text:list-item>
          <text:p text:style-name="P93">Réponds à l’interrogation de Paul.</text:p>
        </text:list-item>
      </text:list>
      <text:list xml:id="list231759514012178" text:continue-list="list231759645559613" text:style-name="Num_5f_Exo">
        <text:list-header>
          <text:p text:style-name="P82"><text:span text:style-name="_5f_pointillés_20_gris"><text:span text:style-name="T135">Un forfait coûte 15,50 € </text:span></text:span><text:span text:style-name="_5f_pointillés_20_gris"><text:span text:style-name="T136">par élève, </text:span></text:span><text:span text:style-name="_5f_pointillés_20_gris"><text:span text:style-name="T135">donc 27 forfaits coûteront : </text:span></text:span><text:span text:style-name="_5f_pointillés_20_gris"><text:span text:style-name="T137">27 </text:span></text:span><text:span text:style-name="_5f_pointillés_20_gris"><text:span text:style-name="T139">× 1</text:span></text:span><text:span text:style-name="_5f_pointillés_20_gris"><text:span text:style-name="T137">5,50 </text:span></text:span><text:span text:style-name="_5f_Correction_20_surligné"><text:span text:style-name="T140">€ </text:span></text:span><text:span text:style-name="_5f_pointillés_20_gris"><text:span text:style-name="T137">= 418,50 €.</text:span></text:span></text:p>
        </text:list-header>
        <text:list-item>
          <text:h text:style-name="P39" text:outline-level="1"> Une voiture consomme en moyenne 4,9 L d’<text:span text:style-name="T146">essence</text:span> pour 100 km parcourus. Quelle quantité d’<text:span text:style-name="T146">essence</text:span> faut-il prévoir pour parcourir 196 km ?</text:h>
        </text:list-item>
      </text:list>
      <text:list xml:id="list231759197955466" text:continue-list="list231759892928347" text:style-name="liste_5f_abc">
        <text:list-item text:start-value="1">
          <text:p text:style-name="P101">Représente cette situation dans le tableau de proportionnalité suivant.</text:p>
        </text:list-item>
      </text:list>
      <table:table table:name="Tableau19" table:style-name="Tableau19">
        <table:table-column table:style-name="Tableau19.A"/>
        <table:table-column table:style-name="Tableau19.B" table:number-columns-repeated="2"/>
        <table:table-header-rows>
          <table:table-row table:style-name="TableLine2934131559472">
            <table:table-cell table:style-name="Tableau19.A1" office:value-type="string">
              <text:list xml:id="list231758935978508" text:continue-list="list231759514012178" text:style-name="Num_5f_Exo">
                <text:list-header>
                  <text:p text:style-name="P58">Consommation (L)</text:p>
                </text:list-header>
              </text:list>
            </table:table-cell>
            <table:table-cell table:style-name="Tableau19.B1" office:value-type="string">
              <text:list xml:id="list231759043605896" text:continue-numbering="true" text:style-name="Num_5f_Exo">
                <text:list-header>
                  <text:p text:style-name="P58">4,9</text:p>
                </text:list-header>
              </text:list>
            </table:table-cell>
            <table:table-cell table:style-name="Tableau19.C1" office:value-type="string">
              <text:list xml:id="list231759211651525" text:continue-numbering="true" text:style-name="Num_5f_Exo">
                <text:list-header>
                  <text:p text:style-name="P58">Q</text:p>
                </text:list-header>
              </text:list>
            </table:table-cell>
          </table:table-row>
        </table:table-header-rows>
        <table:table-row table:style-name="TableLine2934131564096">
          <table:table-cell table:style-name="Tableau19.A2" office:value-type="string">
            <text:list xml:id="list231758269684007" text:continue-numbering="true" text:style-name="Num_5f_Exo">
              <text:list-header>
                <text:p text:style-name="P56">Distance (km)</text:p>
              </text:list-header>
            </text:list>
          </table:table-cell>
          <table:table-cell table:style-name="Tableau19.B2" office:value-type="string">
            <text:list xml:id="list231759040220365" text:continue-numbering="true" text:style-name="Num_5f_Exo">
              <text:list-header>
                <text:p text:style-name="P57">100</text:p>
              </text:list-header>
            </text:list>
          </table:table-cell>
          <table:table-cell table:style-name="Tableau19.C2" office:value-type="string">
            <text:list xml:id="list231758365164393" text:continue-numbering="true" text:style-name="Num_5f_Exo">
              <text:list-header>
                <text:p text:style-name="P57">196</text:p>
              </text:list-header>
            </text:list>
          </table:table-cell>
        </table:table-row>
      </table:table>
      <text:list xml:id="list231760128418543" text:continue-list="list231759197955466" text:style-name="liste_5f_abc">
        <text:list-item>
          <text:p text:style-name="P93">Déduis-en la quantité d’<text:span text:style-name="T146">essence </text:span>cherchée.</text:p>
          <text:p text:style-name="P79"><text:span text:style-name="_5f_pointillés_20_gris"><text:span text:style-name="T135">196 km = 100 km × 1,96 <text:s text:c="2"/></text:span></text:span></text:p>
          <text:p text:style-name="P67"><text:span text:style-name="_5f_pointillés_20_gris"><text:span text:style-name="T135">donc Q = 4,9 L </text:span></text:span><text:span text:style-name="_5f_pointillés_20_gris"><text:span text:style-name="T141">×</text:span></text:span><text:span text:style-name="_5f_pointillés_20_gris"><text:span text:style-name="T135"> 1,96 = 9,604 L</text:span></text:span></text:p>
          <text:p text:style-name="P72"><text:span text:style-name="_5f_pointillés_20_gris"><text:span text:style-name="T137">Il faut prévoir 9,604 L pour parcourir 196</text:span></text:span><text:span text:style-name="corps"><text:span text:style-name="T138"> </text:span></text:span><text:span text:style-name="_5f_pointillés_20_gris"><text:span text:style-name="T137">km.</text:span></text:span></text:p>
        </text:list-item>
      </text:list>
      <text:list xml:id="list231758615377007" text:continue-list="list231758365164393" text:style-name="Num_5f_Exo">
        <text:list-item>
          <text:h text:style-name="P37" text:outline-level="1"><text:span text:style-name="Character_5f_20_5f_style"><text:span text:style-name="T130"> </text:span></text:span><text:span text:style-name="Character_5f_20_5f_style"><text:span text:style-name="T86">Un robinet laisse échapper de façon continue </text:span></text:span><text:span text:style-name="T93">trois litr</text:span><text:span text:style-name="T145">es d’eau en deux heures.</text:span></text:h>
        </text:list-item>
      </text:list>
      <text:list xml:id="list231758951627966" text:continue-list="list231760128418543" text:style-name="liste_5f_abc">
        <text:list-item text:start-value="1">
          <text:p text:style-name="P98">Quelle quantité d’eau se sera écoulée au bout d’une demi-journée ?</text:p>
        </text:list-item>
      </text:list>
      <text:list xml:id="list231758270162529" text:continue-list="list231758615377007" text:style-name="Num_5f_Exo">
        <text:list-item>
          <text:list>
            <text:list-header>
              <text:p text:style-name="P60"><text:span text:style-name="_5f_Correction_20_surligné"><text:span text:style-name="T149">Une demi-journée c’</text:span></text:span><text:span text:style-name="_5f_Correction_20_surligné"><text:span text:style-name="T150">est <text:s/>12 </text:span></text:span><text:span text:style-name="_5f_Correction_20_surligné"><text:span text:style-name="T149">h </text:span></text:span><text:span text:style-name="_5f_Correction_20_surligné"><text:span text:style-name="T151">donc </text:span></text:span><text:span text:style-name="_5f_Correction_20_surligné"><text:span text:style-name="T150">6</text:span></text:span><text:span text:style-name="_5f_Correction_20_surligné"><text:span text:style-name="T151"> </text:span></text:span><text:span text:style-name="_5f_Correction_20_surligné"><text:span text:style-name="T68">×</text:span></text:span><text:span text:style-name="_5f_Correction_20_surligné"><text:span text:style-name="T151"> 2 h.</text:span></text:span></text:p>
              <text:p text:style-name="P60"><text:span text:style-name="_5f_Correction_20_surligné"><text:span text:style-name="T12">Quantité : </text:span></text:span><text:span text:style-name="_5f_Correction_20_surligné"><text:span text:style-name="T13">6</text:span></text:span><text:span text:style-name="_5f_Correction_20_surligné"><text:span text:style-name="T12"> × </text:span></text:span><text:span text:style-name="_5f_Correction_20_surligné"><text:span text:style-name="T14">3</text:span></text:span><text:span text:style-name="_5f_Correction_20_surligné"><text:span text:style-name="T12"> </text:span></text:span><text:span text:style-name="_5f_Correction_20_surligné"><text:span text:style-name="T15">L </text:span></text:span><text:span text:style-name="_5f_Correction_20_surligné"><text:span text:style-name="T12">= </text:span></text:span><text:span text:style-name="_5f_Correction_20_surligné"><text:span text:style-name="T13">18</text:span></text:span><text:span text:style-name="_5f_Correction_20_surligné"><text:span text:style-name="T12"> L</text:span></text:span></text:p>
            </text:list-header>
          </text:list>
        </text:list-item>
      </text:list>
      <text:list xml:id="list231758770587195" text:continue-list="list231758951627966" text:style-name="liste_5f_abc">
        <text:list-item>
          <text:p text:style-name="P93"><text:span text:style-name="T72">Que</text:span>l temps s’est écoulé pour laisser s’échapper 51 litres ?</text:p>
          <text:list>
            <text:list-header>
              <text:p text:style-name="P76"><text:span text:style-name="_5f_Correction_20_surligné"><text:span text:style-name="T152">51 ÷ 3 = 17 <text:s/></text:span></text:span><text:span text:style-name="_5f_Correction_20_surligné"><text:span text:style-name="T154">ainsi, </text:span></text:span><text:span text:style-name="_5f_Correction_20_surligné"><text:span text:style-name="T153">51 litres c’est </text:span></text:span><text:span text:style-name="_5f_Correction_20_surligné"><text:span text:style-name="T69">17</text:span></text:span><text:span text:style-name="_5f_Correction_20_surligné"><text:span text:style-name="T153"> × </text:span></text:span><text:span text:style-name="_5f_Correction_20_surligné"><text:span text:style-name="T69">3</text:span></text:span><text:span text:style-name="_5f_Correction_20_surligné"><text:span text:style-name="T153"> litres.</text:span></text:span><text:span text:style-name="_5f_Correction_20_surligné"><text:span text:style-name="T152"> </text:span></text:span></text:p>
              <text:p text:style-name="P74"><text:span text:style-name="_5f_Correction_20_surligné"><text:span text:style-name="T69">17 </text:span></text:span><text:span text:style-name="_5f_Correction_20_surligné"><text:span text:style-name="T152">× </text:span></text:span><text:span text:style-name="_5f_Correction_20_surligné"><text:span text:style-name="T69">2 </text:span></text:span><text:span text:style-name="_5f_Correction_20_surligné"><text:span text:style-name="T71">h</text:span></text:span><text:span text:style-name="_5f_Correction_20_surligné"><text:span text:style-name="T69"> </text:span></text:span><text:span text:style-name="_5f_Correction_20_surligné"><text:span text:style-name="T152">= 34 h. </text:span></text:span><text:span text:style-name="_5f_Correction_20_surligné"><text:span text:style-name="T12">Il s'est écoulé </text:span></text:span><text:span text:style-name="_5f_Correction_20_surligné"><text:span text:style-name="T14">3</text:span></text:span><text:span text:style-name="_5f_Correction_20_surligné"><text:span text:style-name="T12">4 h.</text:span></text:span></text:p>
            </text:list-header>
          </text:list>
        </text:list-item>
        <text:list-item>
          <text:p text:style-name="P96">L’eau est facturée 0,003 1 € le litre. Quel montant coûte<text:span text:style-name="T146">ra</text:span> cette fuite au bout d’un an ?</text:p>
        </text:list-item>
      </text:list>
      <text:list xml:id="list231759052847017" text:continue-list="list231758270162529" text:style-name="Num_5f_Exo">
        <text:list-header>
          <text:p text:style-name="P63"><text:span text:style-name="corps"><text:span text:style-name="T84">Un </text:span></text:span><text:span text:style-name="corps"><text:span text:style-name="T85">a</text:span></text:span><text:span text:style-name="corps"><text:span text:style-name="T84">n, c’est 365 </text:span></text:span><text:span text:style-name="_5f_Correction_20_surligné"><text:span text:style-name="T129">×</text:span></text:span><text:span text:style-name="corps"><text:span text:style-name="T84"> 2 demi-journées donc <text:s/></text:span></text:span></text:p>
          <text:list>
            <text:list-header>
              <text:p text:style-name="P48"><text:span text:style-name="corps"><text:span text:style-name="T112">365 </text:span></text:span><text:span text:style-name="corps"><text:span text:style-name="T113">× 2</text:span></text:span><text:span text:style-name="corps"><text:span text:style-name="T112"> </text:span></text:span><text:span text:style-name="corps"><text:span text:style-name="T113">× </text:span></text:span><text:span text:style-name="corps"><text:span text:style-name="T112">18 L = 13 140 L <text:line-break/>et <text:s/>13 140 L </text:span></text:span><text:span text:style-name="corps"><text:span text:style-name="T113">× 0,003 1 €/</text:span></text:span><text:span text:style-name="corps"><text:span text:style-name="T114">L</text:span></text:span><text:span text:style-name="corps"><text:span text:style-name="T113">= 40,734 € </text:span></text:span></text:p>
              <text:p text:style-name="P46"><text:span text:style-name="_5f_Correction_20_surligné"><text:span text:style-name="T124">L</text:span></text:span><text:span text:style-name="_5f_Correction_20_surligné"><text:span text:style-name="T123">e montant </text:span></text:span><text:span text:style-name="_5f_Correction_20_surligné"><text:span text:style-name="T124">de la facture</text:span></text:span><text:span text:style-name="_5f_Correction_20_surligné"><text:span text:style-name="T123"> sera de </text:span></text:span><text:span text:style-name="_5f_Correction_20_surligné"><text:span text:style-name="T124">40,73</text:span></text:span><text:span text:style-name="_5f_Correction_20_surligné"><text:span text:style-name="T123"> €.</text:span></text:span></text:p>
            </text:list-header>
          </text:list>
        </text:list-header>
        <text:list-item>
          <text:h text:style-name="P40" text:outline-level="1"><text:soft-page-break/> On a <text:span text:style-name="T88">remarqué</text:span> que deux euros (€) valent trois <text:span text:style-name="T88">dollars canadiens</text:span> (CAD). </text:h>
        </text:list-item>
      </text:list>
      <text:list xml:id="list231759704149376" text:continue-list="list231758770587195" text:style-name="liste_5f_abc">
        <text:list-item text:start-value="1">
          <text:p text:style-name="P97"><text:span text:style-name="Character_5f_20_5f_style"><text:span text:style-name="T72">Combien valent 80 € en </text:span></text:span><text:span text:style-name="Character_5f_20_5f_style"><text:span text:style-name="T47">dollars canadiens</text:span></text:span><text:span text:style-name="Character_5f_20_5f_style"><text:span text:style-name="T72"> ?</text:span></text:span></text:p>
        </text:list-item>
      </text:list>
      <text:list xml:id="list231760200360598" text:continue-list="list231759052847017" text:style-name="Num_5f_Exo">
        <text:list-item>
          <text:list>
            <text:list-header>
              <text:p text:style-name="P68"><text:span text:style-name="_5f_Correction_20_surligné"><text:span text:style-name="T12">80 € = 40 × 2 € et 40 × 3 C</text:span></text:span><text:span text:style-name="_5f_Correction_20_surligné"><text:span text:style-name="T58">AD</text:span></text:span><text:span text:style-name="_5f_Correction_20_surligné"><text:span text:style-name="T12"> = 120 C</text:span></text:span><text:span text:style-name="_5f_Correction_20_surligné"><text:span text:style-name="T58">AD</text:span></text:span></text:p>
            </text:list-header>
          </text:list>
        </text:list-item>
      </text:list>
      <text:list xml:id="list231759631007209" text:continue-list="list231759704149376" text:style-name="liste_5f_abc">
        <text:list-item>
          <text:p text:style-name="P93"><text:span text:style-name="Character_5f_20_5f_style">Combien valent 600 CAD en euros ?</text:span></text:p>
        </text:list-item>
      </text:list>
      <text:list xml:id="list231759228953686" text:continue-list="list231760200360598" text:style-name="Num_5f_Exo">
        <text:list-item>
          <text:list>
            <text:list-header>
              <text:p text:style-name="P68"><text:span text:style-name="_5f_Correction_20_surligné"><text:span text:style-name="T12">600 C</text:span></text:span><text:span text:style-name="_5f_Correction_20_surligné"><text:span text:style-name="T58">AD</text:span></text:span><text:span text:style-name="_5f_Correction_20_surligné"><text:span text:style-name="T12"> = 200 × 3 C</text:span></text:span><text:span text:style-name="_5f_Correction_20_surligné"><text:span text:style-name="T16">AD</text:span></text:span><text:span text:style-name="_5f_Correction_20_surligné"><text:span text:style-name="T12"> et 200 × 2 € = 400 €.</text:span></text:span></text:p>
            </text:list-header>
          </text:list>
        </text:list-item>
        <text:list-item>
          <text:h text:style-name="P41" text:outline-level="1"><text:span text:style-name="Character_5f_20_5f_style"><text:span text:style-name="T91"> A</text:span></text:span><text:span text:style-name="Character_5f_20_5f_style"><text:span text:style-name="T92">ux États-Unis, on achète l’essence au gallon et non au litre. Un gallon mesure environ 3,8 L et valait 2,5 dollars (US</text:span></text:span><text:span text:style-name="Character_5f_20_5f_style"><text:span text:style-name="T94">$</text:span></text:span><text:span text:style-name="Character_5f_20_5f_style"><text:span text:style-name="T92">) </text:span></text:span><text:span text:style-name="Character_5f_20_5f_style"><text:span text:style-name="T89">en moyenne en novembre 2020.</text:span></text:span></text:h>
        </text:list-item>
      </text:list>
      <text:list xml:id="list231759377395651" text:continue-list="list231759631007209" text:style-name="liste_5f_abc">
        <text:list-item text:start-value="1">
          <text:p text:style-name="P99"><text:span text:style-name="Character_5f_20_5f_style">Combien payait-on pour un plein de 38 L ?</text:span></text:p>
        </text:list-item>
      </text:list>
      <text:list xml:id="list231758605385554" text:continue-list="list231759228953686" text:style-name="Num_5f_Exo">
        <text:list-item>
          <text:list>
            <text:list-header>
              <text:p text:style-name="P69"><text:span text:style-name="_5f_Correction_20_surligné"><text:span text:style-name="T12">3</text:span></text:span><text:span text:style-name="_5f_Correction_20_surligné"><text:span text:style-name="T25">8</text:span></text:span><text:span text:style-name="corps"><text:span text:style-name="T125"> L = 10 gallons <text:s text:c="2"/></text:span></text:span><text:span text:style-name="corps"><text:span text:style-name="T126">et <text:s/></text:span></text:span><text:span text:style-name="_5f_Correction_20_surligné"><text:span text:style-name="T58">2</text:span></text:span><text:span text:style-name="_5f_Correction_20_surligné"><text:span text:style-name="T59">,</text:span></text:span><text:span text:style-name="_5f_Correction_20_surligné"><text:span text:style-name="T58">5</text:span></text:span><text:span text:style-name="_5f_Correction_20_surligné"><text:span text:style-name="T19"> × 10 = </text:span></text:span><text:span text:style-name="_5f_Correction_20_surligné"><text:span text:style-name="T58">25</text:span></text:span><text:span text:style-name="corps"><text:span text:style-name="T125"><text:line-break/>donc o</text:span></text:span><text:span text:style-name="_5f_Correction_20_surligné"><text:span text:style-name="T12">n payait </text:span></text:span><text:span text:style-name="_5f_Correction_20_surligné"><text:span text:style-name="T58">25</text:span></text:span><text:span text:style-name="_5f_Correction_20_surligné"><text:span text:style-name="T27"> <text:s/></text:span></text:span><text:span text:style-name="corps"><text:span text:style-name="T125">US$</text:span></text:span><text:span text:style-name="_5f_Correction_20_surligné"><text:span text:style-name="T27">.</text:span></text:span></text:p>
            </text:list-header>
          </text:list>
        </text:list-item>
      </text:list>
      <text:list xml:id="list231758789798362" text:continue-list="list231759377395651" text:style-name="liste_5f_abc">
        <text:list-item>
          <text:p text:style-name="P93"><text:span text:style-name="Character_5f_20_5f_style">À la même période, un litre d’essence valait 1,35 €. Quel prix payait-on pour un plein de 38 L ?</text:span></text:p>
        </text:list-item>
      </text:list>
      <text:list xml:id="list231759997608833" text:continue-list="list231758605385554" text:style-name="Num_5f_Exo">
        <text:list-item>
          <text:list>
            <text:list-header>
              <text:p text:style-name="P47"><text:span text:style-name="_5f_pointillés_20_gris"><text:span text:style-name="T64">38 × 1,35 = 51,3</text:span></text:span><text:span text:style-name="_5f_pointillés_20_gris"><text:span text:style-name="T65">0</text:span></text:span><text:span text:style-name="_5f_pointillés_20_gris"><text:span text:style-name="T64"> €. On payait 51,3</text:span></text:span><text:span text:style-name="_5f_pointillés_20_gris"><text:span text:style-name="T65">0</text:span></text:span><text:span text:style-name="_5f_pointillés_20_gris"><text:span text:style-name="T64"> € </text:span></text:span></text:p>
            </text:list-header>
          </text:list>
        </text:list-item>
      </text:list>
      <text:list xml:id="list231758258507946" text:continue-list="list231758789798362" text:style-name="liste_5f_abc">
        <text:list-item>
          <text:p text:style-name="P95"><text:span text:style-name="Character_5f_20_5f_style"><text:span text:style-name="T143">Sachant qu’</text:span></text:span><text:span text:style-name="Character_5f_20_5f_style"><text:span text:style-name="T48">1</text:span></text:span><text:span text:style-name="Character_5f_20_5f_style"><text:span text:style-name="T143"> euro valait 1,19 US</text:span></text:span><text:span text:style-name="Character_5f_20_5f_style"><text:span text:style-name="T95">$</text:span></text:span><text:span text:style-name="Character_5f_20_5f_style"><text:span text:style-name="T143">, quelle écono</text:span></text:span><text:span text:style-name="Character_5f_20_5f_style"><text:span text:style-name="T144">­</text:span></text:span><text:span text:style-name="Character_5f_20_5f_style"><text:span text:style-name="T143">mie a fait l’automobiliste américain ?</text:span></text:span></text:p>
        </text:list-item>
      </text:list>
      <text:p text:style-name="P50"><text:span text:style-name="_5f_pointillés_20_gris"><text:span text:style-name="T66">25 ÷ 1,19 ≈ 21,01</text:span></text:span></text:p>
      <text:p text:style-name="P49"><text:span text:style-name="_5f_pointillés_20_gris"><text:span text:style-name="T66">L’américain a payé en euros : 21,01 €</text:span></text:span></text:p>
      <text:p text:style-name="P49"><text:span text:style-name="_5f_pointillés_20_gris"><text:span text:style-name="T66">Économies réalisées : 51,30 € − 21,01 € = 30,29 €</text:span></text:span></text:p>
      <text:list xml:id="list231758668685462" text:continue-list="list231759997608833" text:style-name="Num_5f_Exo">
        <text:list-item>
          <text:h text:style-name="P41" text:outline-level="1"> <text:span text:style-name="T142">Un agriculteur a clôturé un premier champ carré de 250 m de côté.</text:span></text:h>
        </text:list-item>
      </text:list>
      <text:list xml:id="list231759946331704" text:continue-list="list231758258507946" text:style-name="liste_5f_abc">
        <text:list-item text:start-value="1">
          <text:p text:style-name="P97"><text:span text:style-name="Character_5f_20_5f_style">Quelle longueur de clôture a-t-il utilisée ?</text:span></text:p>
        </text:list-item>
      </text:list>
      <text:list xml:id="list231758518241083" text:continue-list="list231758668685462" text:style-name="Num_5f_Exo">
        <text:list-item>
          <text:list>
            <text:list-header>
              <text:p text:style-name="P65"><text:span text:style-name="_5f_Correction_20_surligné"><text:span text:style-name="T152">P = côté </text:span></text:span><text:span text:style-name="_5f_Correction_20_surligné"><text:span text:style-name="T155">× 4 </text:span></text:span></text:p>
              <text:p text:style-name="P65"><text:span text:style-name="_5f_Correction_20_surligné"><text:span text:style-name="T156">P </text:span></text:span><text:span text:style-name="_5f_Correction_20_surligné"><text:span text:style-name="T155">= 250 m × 4 = 1 000 m = </text:span></text:span><text:span text:style-name="_5f_Correction_20_surligné"><text:span text:style-name="T152">1 km.</text:span></text:span></text:p>
              <text:p text:style-name="P64"><text:span text:style-name="_5f_Correction_20_surligné"><text:span text:style-name="T12">Il a utilisé 1 km de clôture.</text:span></text:span></text:p>
            </text:list-header>
          </text:list>
        </text:list-item>
      </text:list>
      <text:list xml:id="list231758463221507" text:continue-list="list231759946331704" text:style-name="liste_5f_abc">
        <text:list-item>
          <text:p text:style-name="P93"><text:span text:style-name="Character_5f_20_5f_style">Quelle longueur de clôture utilisera-t-il pour un autre champ carré dont le côté est le triple du premier ?</text:span></text:p>
          <text:list>
            <text:list-header>
              <text:p text:style-name="P80"><text:span text:style-name="_5f_Correction_20_surligné"><text:span text:style-name="T152">P = côté </text:span></text:span><text:span text:style-name="_5f_Correction_20_surligné"><text:span text:style-name="T155">× 4 </text:span></text:span></text:p>
              <text:p text:style-name="P66"><text:span text:style-name="_5f_Correction_20_surligné"><text:span text:style-name="T156">P </text:span></text:span><text:span text:style-name="_5f_Correction_20_surligné"><text:span text:style-name="T155">= </text:span></text:span><text:span text:style-name="_5f_Correction_20_surligné"><text:span text:style-name="T156">3 </text:span></text:span><text:span text:style-name="_5f_Correction_20_surligné"><text:span text:style-name="T157">×</text:span></text:span> <text:span text:style-name="_5f_Correction_20_surligné"><text:span text:style-name="T155">250 m <text:s/>× 4 = 3 000 m = 3</text:span></text:span><text:span text:style-name="_5f_Correction_20_surligné"><text:span text:style-name="T152"> km.</text:span></text:span></text:p>
              <text:p text:style-name="P75"><text:span text:style-name="_5f_Correction_20_surligné"><text:span text:style-name="T12">Il utilisera 3 km de clôture.</text:span></text:span></text:p>
            </text:list-header>
          </text:list>
        </text:list-item>
      </text:list>
      <text:list xml:id="list231759245434622" text:continue-list="list231758518241083" text:style-name="Num_5f_Exo">
        <text:list-item>
          <text:h text:style-name="P42" text:outline-level="1"> Dans chaque cas, justifie ta réponse.</text:h>
        </text:list-item>
      </text:list>
      <text:list xml:id="list231759820361537" text:continue-list="list231758463221507" text:style-name="liste_5f_abc">
        <text:list-item text:start-value="1">
          <text:p text:style-name="P100"><text:span text:style-name="Character_5f_20_5f_style"><text:span text:style-name="T142">On double seulement la longueur d’un rectangle. Son périmètre double-t-il ?</text:span></text:span></text:p>
        </text:list-item>
      </text:list>
      <text:p text:style-name="P28"><text:span text:style-name="_5f_Correction_20_surligné"><text:span text:style-name="T12">Non. Par exemple pour </text:span></text:span><text:span text:style-name="_5f_Correction_20_surligné"><text:span text:style-name="T17">L = 20 cm</text:span></text:span><text:span text:style-name="_5f_Correction_20_surligné"><text:span text:style-name="T12"> et</text:span></text:span><text:span text:style-name="_5f_Correction_20_surligné"><text:span text:style-name="T30"> </text:span></text:span><text:span text:style-name="_5f_Correction_20_surligné"><text:span text:style-name="T28">l </text:span></text:span><text:span text:style-name="_5f_Correction_20_surligné"><text:span text:style-name="T17">= 10 cm</text:span></text:span><text:span text:style-name="_5f_Correction_20_surligné"><text:span text:style-name="T12">,</text:span></text:span></text:p>
      <text:p text:style-name="P32"><text:span text:style-name="_5f_Correction_20_surligné"><text:span text:style-name="T18">Périmètre : </text:span></text:span><text:span text:style-name="_5f_Correction_20_surligné"><text:span text:style-name="T17">P = 2 × L + 2 × </text:span></text:span><text:span text:style-name="_5f_Correction_20_surligné"><text:span text:style-name="T28">l </text:span></text:span></text:p>
      <text:p text:style-name="P78"><text:span text:style-name="_5f_Correction_20_surligné"><text:span text:style-name="T17">2 × 20  + 2 × 10  = 40 + 20 = 60</text:span></text:span></text:p>
      <text:p text:style-name="P73"><text:span text:style-name="_5f_Correction_20_surligné"><text:span text:style-name="T19">donc P = 60 cm</text:span></text:span></text:p>
      <text:p text:style-name="P78"><text:span text:style-name="_5f_Correction_20_surligné"><text:span text:style-name="T19">et </text:span></text:span><text:span text:style-name="_5f_Correction_20_surligné"><text:span text:style-name="T17">2 × 2 × 20 + 2 × 10 = 80 + 20 = 100</text:span></text:span></text:p>
      <text:p text:style-name="P73"><text:span text:style-name="_5f_Correction_20_surligné"><text:span text:style-name="T61">donc </text:span></text:span><text:span text:style-name="_5f_Correction_20_surligné"><text:span text:style-name="T17"><text:s/>P’ = </text:span></text:span><text:span text:style-name="_5f_Correction_20_surligné"><text:span text:style-name="T19">100 </text:span></text:span><text:span text:style-name="_5f_Correction_20_surligné"><text:span text:style-name="T17">cm </text:span></text:span></text:p>
      <text:p text:style-name="P73"><text:span text:style-name="_5f_Correction_20_surligné"><text:span text:style-name="T12">alors que </text:span></text:span><text:span text:style-name="_5f_Correction_20_surligné"><text:span text:style-name="T17">2 × P = 2 × 60 </text:span></text:span><text:span text:style-name="_5f_Correction_20_surligné"><text:span text:style-name="T19">cm</text:span></text:span><text:span text:style-name="_5f_Correction_20_surligné"><text:span text:style-name="T17"> = 120 cm</text:span></text:span></text:p>
      <text:list xml:id="list231758481205356" text:continue-numbering="true" text:style-name="liste_5f_abc">
        <text:list-item>
          <text:p text:style-name="P97"><text:span text:style-name="Character_5f_20_5f_style">On double la longueur et la largeur d’un rectangle. Son périmètre double-t-il ?</text:span></text:p>
        </text:list-item>
      </text:list>
      <text:list xml:id="list612565149" text:style-name="_5f_Numérotation_20_des_20_exercices_20_livrets">
        <text:list-item>
          <text:list>
            <text:list-header>
              <text:p text:style-name="P52"><text:span text:style-name="_5f_Correction_20_surligné"><text:span text:style-name="T12">Oui. </text:span></text:span><text:span text:style-name="_5f_Correction_20_surligné"><text:span text:style-name="T60">P’</text:span></text:span><text:span text:style-name="_5f_Correction_20_surligné"><text:span text:style-name="T31"> </text:span></text:span><text:span text:style-name="_5f_Correction_20_surligné"><text:span text:style-name="T40">=</text:span></text:span><text:span text:style-name="_5f_Correction_20_surligné"><text:span text:style-name="T31"> </text:span></text:span><text:span text:style-name="_5f_Correction_20_surligné"><text:span text:style-name="T12">2 ×</text:span></text:span><text:span text:style-name="_5f_Correction_20_surligné"><text:span text:style-name="T19">(</text:span></text:span><text:span text:style-name="_5f_Correction_20_surligné"><text:span text:style-name="T12"> 2 </text:span></text:span><text:span text:style-name="_5f_Correction_20_surligné"><text:span text:style-name="T18">× </text:span></text:span><text:span text:style-name="_5f_Correction_20_surligné"><text:span text:style-name="T12">L</text:span></text:span><text:span text:style-name="_5f_Correction_20_surligné"><text:span text:style-name="T33"> </text:span></text:span><text:span text:style-name="_5f_Correction_20_surligné"><text:span text:style-name="T34">)</text:span></text:span><text:span text:style-name="_5f_Correction_20_surligné"><text:span text:style-name="T41"></text:span></text:span><text:span text:style-name="_5f_Correction_20_surligné"><text:span text:style-name="T31"> </text:span></text:span><text:span text:style-name="_5f_Correction_20_surligné"><text:span text:style-name="T12">2 ×</text:span></text:span><text:span text:style-name="_5f_Correction_20_surligné"><text:span text:style-name="T19">(</text:span></text:span><text:span text:style-name="_5f_Correction_20_surligné"><text:span text:style-name="T12"> 2 </text:span></text:span><text:span text:style-name="_5f_Correction_20_surligné"><text:span text:style-name="T18">× </text:span></text:span><text:span text:style-name="_5f_Correction_20_surligné"><text:span text:style-name="T28">l </text:span></text:span><text:span text:style-name="_5f_Correction_20_surligné"><text:span text:style-name="T29">)</text:span></text:span><text:span text:style-name="_5f_Correction_20_surligné"><text:span text:style-name="T31"><text:line-break/> <text:s text:c="2"/></text:span></text:span><text:span text:style-name="_5f_Correction_20_surligné"><text:span text:style-name="T32">P’ </text:span></text:span><text:span text:style-name="_5f_Correction_20_surligné"><text:span text:style-name="T40">=</text:span></text:span><text:span text:style-name="_5f_Correction_20_surligné"><text:span text:style-name="T31"> </text:span></text:span><text:span text:style-name="_5f_Correction_20_surligné"><text:span text:style-name="T12">2 × (2 </text:span></text:span><text:span text:style-name="_5f_Correction_20_surligné"><text:span text:style-name="T18">× </text:span></text:span><text:span text:style-name="_5f_Correction_20_surligné"><text:span text:style-name="T12">L</text:span></text:span><text:span text:style-name="_5f_Correction_20_surligné"><text:span text:style-name="T33"> </text:span></text:span><text:span text:style-name="_5f_Correction_20_surligné"><text:span text:style-name="T41"></text:span></text:span><text:span text:style-name="_5f_Correction_20_surligné"><text:span text:style-name="T31"> </text:span></text:span><text:span text:style-name="_5f_Correction_20_surligné"><text:span text:style-name="T12">2 </text:span></text:span><text:span text:style-name="_5f_Correction_20_surligné"><text:span text:style-name="T18">× </text:span></text:span><text:span text:style-name="_5f_Correction_20_surligné"><text:span text:style-name="T28">l </text:span></text:span><text:span text:style-name="_5f_Correction_20_surligné"><text:span text:style-name="T12">) = 2 × </text:span></text:span><text:span text:style-name="_5f_Correction_20_surligné"><text:span text:style-name="T60">P</text:span></text:span><text:span text:style-name="_5f_Correction_20_surligné"><text:span text:style-name="T12">.</text:span></text:span></text:p>
            </text:list-header>
          </text:list>
        </text:list-item>
      </text:list>
      <text:list xml:id="list231759941722457" text:continue-list="list231758481205356" text:style-name="liste_5f_abc">
        <text:list-item>
          <text:p text:style-name="P93"><text:span text:style-name="Character_5f_20_5f_style"><text:span text:style-name="T145">On triple le rayon d’un cercle. Son périmètre triple-t-il ?</text:span></text:span></text:p>
        </text:list-item>
      </text:list>
      <text:list xml:id="list231759611612888" text:continue-list="list231759245434622" text:style-name="Num_5f_Exo">
        <text:list-header>
          <text:p text:style-name="P81"><text:span text:style-name="_5f_Correction_20_surligné"><text:span text:style-name="T12">Oui : </text:span></text:span><text:span text:style-name="_5f_Correction_20_surligné"><text:span text:style-name="T60">P’</text:span></text:span><text:span text:style-name="_5f_Correction_20_surligné"><text:span text:style-name="T31"> </text:span></text:span><text:span text:style-name="_5f_Correction_20_surligné"><text:span text:style-name="T40">=</text:span></text:span><text:span text:style-name="_5f_Correction_20_surligné"><text:span text:style-name="T31"> </text:span></text:span><text:span text:style-name="_5f_Correction_20_surligné"><text:span text:style-name="T12">2 </text:span></text:span><text:span text:style-name="_5f_Correction_20_surligné"><text:span text:style-name="T18">× </text:span></text:span><text:span text:style-name="_5f_Correction_20_surligné"><text:span text:style-name="T12"> × </text:span></text:span><text:span text:style-name="_5f_Correction_20_surligné"><text:span text:style-name="T19">(</text:span></text:span><text:span text:style-name="_5f_Correction_20_surligné"><text:span text:style-name="T12">3 </text:span></text:span><text:span text:style-name="_5f_Correction_20_surligné"><text:span text:style-name="T18">× </text:span></text:span><text:span text:style-name="_5f_Correction_20_surligné"><text:span text:style-name="T12">R</text:span></text:span><text:span text:style-name="_5f_Correction_20_surligné"><text:span text:style-name="T19">)</text:span></text:span><text:span text:style-name="_5f_Correction_20_surligné"><text:span text:style-name="T12"> </text:span></text:span></text:p>
          <text:p text:style-name="P70"><text:span text:style-name="_5f_Correction_20_surligné"><text:span text:style-name="T19">P’ </text:span></text:span><text:span text:style-name="_5f_Correction_20_surligné"><text:span text:style-name="T12">= 3 × </text:span></text:span><text:span text:style-name="_5f_Correction_20_surligné"><text:span text:style-name="T19">(</text:span></text:span><text:span text:style-name="_5f_Correction_20_surligné"><text:span text:style-name="T12">2 </text:span></text:span><text:span text:style-name="_5f_Correction_20_surligné"><text:span text:style-name="T18">× </text:span></text:span><text:span text:style-name="_5f_Correction_20_surligné"><text:span text:style-name="T12"> </text:span></text:span><text:span text:style-name="_5f_Correction_20_surligné"><text:span text:style-name="T18">× </text:span></text:span><text:span text:style-name="_5f_Correction_20_surligné"><text:span text:style-name="T12">R</text:span></text:span><text:span text:style-name="_5f_Correction_20_surligné"><text:span text:style-name="T19">)</text:span></text:span><text:span text:style-name="_5f_Correction_20_surligné"><text:span text:style-name="T12"> </text:span></text:span></text:p>
          <text:p text:style-name="P70"><text:span text:style-name="_5f_Correction_20_surligné"><text:span text:style-name="T19">P’ </text:span></text:span><text:span text:style-name="_5f_Correction_20_surligné"><text:span text:style-name="T18">= 3 × P</text:span></text:span><text:span text:style-name="_5f_Correction_20_surligné"><text:span text:style-name="T12"> </text:span></text:span></text:p>
        </text:list-header>
        <text:list-item>
          <text:h text:style-name="P35" text:outline-level="1"> Deux dockers ont réussi à charger en trois heures cinq tonnes de marchandises.</text:h>
        </text:list-item>
      </text:list>
      <text:list xml:id="list231760120875419" text:continue-list="list231759941722457" text:style-name="liste_5f_abc">
        <text:list-item text:start-value="1">
          <text:p text:style-name="P97"><text:span text:style-name="Character_5f_20_5f_style">Combien de temps mettraient huit dockers pour charger cinq tonnes de marchandises ?</text:span></text:p>
        </text:list-item>
      </text:list>
      <text:list xml:id="list231758866612649" text:continue-list="list612565149" text:style-name="_5f_Numérotation_20_des_20_exercices_20_livrets">
        <text:list-header>
          <text:p text:style-name="P53"><text:span text:style-name="_5f_Correction_20_surligné"><text:span text:style-name="T20">8 dockers </text:span></text:span><text:span text:style-name="_5f_Correction_20_surligné"><text:span text:style-name="T21">c’est 4 fois </text:span></text:span><text:span text:style-name="_5f_Correction_20_surligné"><text:span text:style-name="T43">plus</text:span></text:span><text:span text:style-name="_5f_Correction_20_surligné"><text:span text:style-name="T21"> que 2 dockers.<text:line-break/>Il </text:span></text:span><text:span text:style-name="_5f_Correction_20_surligné"><text:span text:style-name="T20">mettent</text:span></text:span><text:span text:style-name="_5f_Correction_20_surligné"><text:span text:style-name="T26"> 4 fois </text:span></text:span><text:span text:style-name="_5f_Correction_20_surligné"><text:span text:style-name="T42">moins</text:span></text:span><text:span text:style-name="_5f_Correction_20_surligné"><text:span text:style-name="T20"> de temps pour charger la marchandise, </text:span></text:span><text:span text:style-name="_5f_Correction_20_surligné"><text:span text:style-name="T62">donc</text:span></text:span><text:span text:style-name="_5f_Correction_20_surligné"><text:span text:style-name="T20"> </text:span></text:span><text:span text:style-name="_5f_Correction_20_surligné"><text:span text:style-name="T20"><draw:frame draw:style-name="fr3" draw:name="Objet100" text:anchor-type="as-char" svg:width="0.512cm" svg:height="1.028cm" draw:z-index="41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orrection_20_surligné"><text:span text:style-name="T20"><text:s/>h </text:span></text:span><text:span text:style-name="_5f_Correction_20_surligné"><text:span text:style-name="T21">soit 45 minutes.</text:span></text:span></text:p>
        </text:list-header>
      </text:list>
      <text:list xml:id="list231758234143341" text:continue-list="list231760120875419" text:style-name="liste_5f_abc">
        <text:list-item>
          <text:p text:style-name="P93"><text:span text:style-name="Character_5f_20_5f_style">Combien de tonnes de marchandises pourraient charger dix dockers en trois heures ?</text:span></text:p>
        </text:list-item>
      </text:list>
      <text:list xml:id="list231759267707886" text:continue-list="list231758866612649" text:style-name="_5f_Numérotation_20_des_20_exercices_20_livrets">
        <text:list-header>
          <text:p text:style-name="P53"><text:span text:style-name="_5f_Correction_20_surligné"><text:span text:style-name="T20">10 dockers </text:span></text:span><text:span text:style-name="_5f_Correction_20_surligné"><text:span text:style-name="T21">c’est 5 fois plus que 2 dockers.<text:line-break/>Ils </text:span></text:span><text:span text:style-name="_5f_Correction_20_surligné"><text:span text:style-name="T20">peuvent charger, </text:span></text:span><text:span text:style-name="_5f_Correction_20_surligné"><text:span text:style-name="T63">dans</text:span></text:span><text:span text:style-name="_5f_Correction_20_surligné"><text:span text:style-name="T20"> le même temps, 5 fois plus de marchandise</text:span></text:span><text:span text:style-name="_5f_Correction_20_surligné"><text:span text:style-name="T21">s</text:span></text:span><text:span text:style-name="_5f_Correction_20_surligné"><text:span text:style-name="T20">, soit 5 × 5 = 25 tonnes.</text:span></text:span></text:p>
        </text:list-header>
      </text:list>
      <text:list xml:id="list231759780733439" text:continue-list="list231758234143341" text:style-name="liste_5f_abc">
        <text:list-item>
          <text:p text:style-name="P93"><text:span text:style-name="Character_5f_20_5f_style">Combien de dockers faudrait-il pour charger quinze tonnes en une heure ?</text:span></text:p>
        </text:list-item>
      </text:list>
      <text:list xml:id="list231759662332868" text:continue-list="list231759267707886" text:style-name="_5f_Numérotation_20_des_20_exercices_20_livrets">
        <text:list-header>
          <text:p text:style-name="P54"><text:span text:style-name="_5f_Correction_20_surligné"><text:span text:style-name="T20">Pour charger 15 tonnes (3 fois </text:span></text:span><text:span text:style-name="_5f_Correction_20_surligné"><text:span text:style-name="T42">plus</text:span></text:span><text:span text:style-name="_5f_Correction_20_surligné"><text:span text:style-name="T20"> que 5 tonnes), </text:span></text:span><text:span text:style-name="_5f_Correction_20_surligné"><text:span text:style-name="T23">il faut 3 fois </text:span></text:span><text:span text:style-name="_5f_Correction_20_surligné"><text:span text:style-name="T44">plus</text:span></text:span><text:span text:style-name="_5f_Correction_20_surligné"><text:span text:style-name="T23"> de dockers.<text:line-break/></text:span></text:span><text:span text:style-name="_5f_Correction_20_surligné"><text:span text:style-name="T20">en 1 h (3 fois </text:span></text:span><text:span text:style-name="_5f_Correction_20_surligné"><text:span text:style-name="T42">moins</text:span></text:span><text:span text:style-name="_5f_Correction_20_surligné"><text:span text:style-name="T20"> de temps que 3 h), <text:line-break/></text:span></text:span><text:span text:style-name="_5f_Correction_20_surligné"><text:span text:style-name="T23">il faut 3 fois </text:span></text:span><text:span text:style-name="_5f_Correction_20_surligné"><text:span text:style-name="T44">plus</text:span></text:span><text:span text:style-name="_5f_Correction_20_surligné"><text:span text:style-name="T23"> de dockers encore.</text:span></text:span><text:span text:style-name="_5f_Correction_20_surligné"><text:span text:style-name="T20"><text:line-break/>il faut </text:span></text:span><text:span text:style-name="_5f_Correction_20_surligné"><text:span text:style-name="T24">donc </text:span></text:span><text:span text:style-name="_5f_Correction_20_surligné"><text:span text:style-name="T22">2 </text:span></text:span><text:span text:style-name="_5f_Correction_20_surligné"><text:span text:style-name="T23">dockers </text:span></text:span><text:span text:style-name="_5f_Correction_20_surligné"><text:span text:style-name="T22">× </text:span></text:span><text:span text:style-name="_5f_Correction_20_surligné"><text:span text:style-name="T20">3 × 3 = 18 dockers.</text:span></text:span></text:p>
        </text:list-header>
      </text:list>
      <text:list xml:id="list231758533936406" text:continue-list="list231759611612888" text:style-name="Num_5f_Exo">
        <text:list-item>
          <text:h text:style-name="P43" text:outline-level="1"><text:soft-page-break/><text:span text:style-name="Character_5f_20_5f_style"> </text:span><text:span text:style-name="Character_5f_20_5f_style"><text:span text:style-name="T73">Trois professeurs de maths ont corrigé en deux heures </text:span></text:span><text:span text:style-name="Character_5f_20_5f_style"><text:span text:style-name="T90">100</text:span></text:span><text:span text:style-name="Character_5f_20_5f_style"><text:span text:style-name="T73"> copies d’élèves.</text:span></text:span></text:h>
        </text:list-item>
      </text:list>
      <text:list xml:id="list231760272995753" text:continue-list="list231759780733439" text:style-name="liste_5f_abc">
        <text:list-item text:start-value="1">
          <text:p text:style-name="P102"><text:span text:style-name="Character_5f_20_5f_style">Combien de professeurs faudrait-il pour corriger 50 copies en 20 minutes ?</text:span></text:p>
        </text:list-item>
      </text:list>
      <text:p text:style-name="P27"><text:span text:style-name="corps"><text:span text:style-name="T9">50 copies, c’est la moitié de 100 copies.</text:span></text:span></text:p>
      <text:p text:style-name="P31"><text:span text:style-name="corps"><text:span text:style-name="T9">Avec 3 professeurs, </text:span></text:span><text:span text:style-name="corps"><text:span text:style-name="T8">il faut moitié moins de temps, donc 1h. </text:span></text:span></text:p>
      <text:p text:style-name="P61"><text:span text:style-name="corps"><text:span text:style-name="T35">20 min </text:span></text:span><text:span text:style-name="corps"><text:span text:style-name="T36">c’est</text:span></text:span><text:span text:style-name="corps"><text:span text:style-name="T35"> </text:span></text:span><text:span text:style-name="corps"><text:span text:style-name="T36">un tiers d’heure, il faudra donc 3 fois </text:span></text:span><text:span text:style-name="corps"><text:span text:style-name="T39">plus</text:span></text:span><text:span text:style-name="corps"><text:span text:style-name="T36"> </text:span></text:span><text:span text:style-name="corps"><text:span text:style-name="T35">de professeurs ;</text:span></text:span></text:p>
      <text:p text:style-name="P61"><text:span text:style-name="corps"><text:span text:style-name="T35">donc </text:span></text:span><text:span text:style-name="corps"><text:span text:style-name="T37">3 </text:span></text:span><text:span text:style-name="corps"><text:span text:style-name="T53">professeur</text:span></text:span><text:span text:style-name="corps"><text:span text:style-name="T54">s</text:span></text:span><text:span text:style-name="corps"><text:span text:style-name="T53">.</text:span></text:span><text:span text:style-name="corps"><text:span text:style-name="T38"> </text:span></text:span><text:span text:style-name="corps"><text:span text:style-name="T37">× 3 = </text:span></text:span><text:span text:style-name="corps"><text:span text:style-name="T36">9</text:span></text:span><text:span text:style-name="corps"><text:span text:style-name="T35"> professeur</text:span></text:span><text:span text:style-name="corps"><text:span text:style-name="T36">s</text:span></text:span><text:span text:style-name="corps"><text:span text:style-name="T35">.</text:span></text:span></text:p>
      <text:list xml:id="list231758806410116" text:continue-numbering="true" text:style-name="liste_5f_abc">
        <text:list-item>
          <text:p text:style-name="P93"><text:span text:style-name="Character_5f_20_5f_style"><text:span text:style-name="T142">Combien de temps mettraient 9 professeurs pour corriger ces </text:span></text:span><text:span text:style-name="Character_5f_20_5f_style"><text:span text:style-name="T49">100</text:span></text:span><text:span text:style-name="Character_5f_20_5f_style"><text:span text:style-name="T142"> copies?</text:span></text:span></text:p>
        </text:list-item>
      </text:list>
      <text:p text:style-name="P29"><text:span text:style-name="corps"><text:span text:style-name="T74">9 professeurs c’est 3 fois </text:span></text:span><text:span text:style-name="corps"><text:span text:style-name="T78">plus</text:span></text:span><text:span text:style-name="corps"><text:span text:style-name="T74"> </text:span></text:span><text:span text:style-name="corps"><text:span text:style-name="T76">que 3 professeurs</text:span></text:span><text:span text:style-name="corps"><text:span text:style-name="T74">, <text:s/>ils mettron</text:span></text:span><text:span text:style-name="corps"><text:span text:style-name="T75">t</text:span></text:span><text:span text:style-name="corps"><text:span text:style-name="T74"> trois fois </text:span></text:span><text:span text:style-name="corps"><text:span text:style-name="T78">moins</text:span></text:span><text:span text:style-name="corps"><text:span text:style-name="T74"> de temps, <text:line-break/></text:span></text:span><text:span text:style-name="_5f_Correction_20_surligné"><text:span text:style-name="T70">donc</text:span></text:span><text:span text:style-name="_5f_Correction_20_surligné"><text:span text:style-name="T77"> </text:span></text:span><text:span text:style-name="_5f_Correction_20_surligné"><text:span text:style-name="T77"><draw:frame draw:style-name="fr3" draw:name="Objet5" text:anchor-type="as-char" svg:width="0.512cm" svg:height="0.998cm" draw:z-index="42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orrection_20_surligné"><text:span text:style-name="T77"><text:s/>h </text:span></text:span><text:span text:style-name="_5f_Correction_20_surligné"><text:span text:style-name="T70">soit</text:span></text:span><text:span text:style-name="corps"><text:span text:style-name="T45"> 40 minutes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OpenSymbol3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French Script MT" svg:font-family="'French Script MT'" style:font-family-generic="script" style:font-pitch="variable"/>
    <style:font-face style:name="Script MT Bold" svg:font-family="'Script MT Bold'" style:font-family-generic="script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Correction_20_surligné" style:display-name="_Correction surligné" style:family="text">
      <style:text-properties fo:color="#000000" loext:opacity="100%" style:font-name="Bitstream Vera Sans2" fo:font-family="'Bitstream Vera Sans'" style:font-style-name="Oblique" style:font-family-generic="swiss" style:font-pitch="variable" fo:font-size="10pt" fo:font-style="normal" fo:background-color="#ffff00" style:font-name-asian="Bitstream Vera Sans2" style:font-family-asian="'Bitstream Vera Sans'" style:font-style-name-asian="Oblique" style:font-family-generic-asian="swiss" style:font-pitch-asian="variable" style:font-name-complex="Bitstream Vera Sans2" style:font-family-complex="'Bitstream Vera Sans'" style:font-style-name-complex="Oblique" style:font-family-generic-complex="swiss" style:font-pitch-complex="variabl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5f_corrigée" style:display-name="Formule_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1" style:num-prefix=" " style:num-suffix=" " style:num-format="1" text:start-value="8">
        <style:list-level-properties text:min-label-distance="0.25cm" fo:text-align="center"/>
      </text:list-level-style-number>
      <text:list-level-style-number text:level="2" text:style-name="Bold_5f_niv1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30384e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29be3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8" draw:name="Forme3" draw:style-name="Mgr3" draw:text-style-name="MP26" svg:x1="17.401cm" svg:y1="0.36cm" svg:x2="20.6cm" svg:y2="0.36cm"><text:p/></draw:line><draw:path text:anchor-type="paragraph" draw:z-index="2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28" draw:name="Forme3" draw:style-name="Mgr3" draw:text-style-name="MP26" svg:x1="17.5cm" svg:y1="0.36cm" svg:x2="20.999cm" svg:y2="0.36cm"><text:p/></draw:line>Résoudre un problème de proportionnalité</text:p>
      </style:header>
      <style:footer>
        <text:p text:style-name="MP28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4"><draw:text-box fo:min-height="0.355cm"><text:p text:style-name="MP29"><draw:g text:anchor-type="paragraph" draw:z-index="1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54</text:page-number></text:p></draw:text-box></draw:frame><text:p text:style-name="MP31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2T23:17:57.870000000</dc:date>
    <meta:editing-duration>PT11H19M23S</meta:editing-duration>
    <meta:editing-cycles>77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4" meta:image-count="0" meta:object-count="16" meta:page-count="3" meta:paragraph-count="160" meta:word-count="1459" meta:character-count="7034" meta:non-whitespace-character-count="5293"/>
  </office:meta>
</office:document-meta>
</file>

<file path=Object 1/content.xml><?xml version="1.0" encoding="utf-8"?>
<math xmlns="http://www.w3.org/1998/Math/MathML" display="block">
  <semantics>
    <mrow>
      <mrow/>
      <mo stretchy="false">×</mo>
      <mrow/>
    </mrow>
    <annotation encoding="StarMath 5.0">{}times{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÷</math:mo>
      <math:mrow/>
    </math:mrow>
    <math:annotation math:encoding="StarMath 5.0">{}div{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12/content.xml><?xml version="1.0" encoding="utf-8"?>
<math xmlns="http://www.w3.org/1998/Math/MathML">
  <semantics>
    <mrow>
      <mi mathvariant="normal">×</mi>
    </mrow>
    <annotation encoding="StarMath 5.0">{}times{}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÷</math:mo>
      <math:mrow/>
    </math:mrow>
    <math:annotation math:encoding="StarMath 5.0">{}div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15/content.xml><?xml version="1.0" encoding="utf-8"?>
<math xmlns="http://www.w3.org/1998/Math/MathML">
  <semantics>
    <mfrac>
      <mn>3</mn>
      <mn>4</mn>
    </mfrac>
    <annotation encoding="StarMath 5.0">3 over 4</annotation>
  </semantics>
</math>
</file>

<file path=Object 16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2/content.xml><?xml version="1.0" encoding="utf-8"?>
<math xmlns="http://www.w3.org/1998/Math/MathML">
  <semantics>
    <mrow>
      <mi mathvariant="normal">×</mi>
    </mrow>
    <annotation encoding="StarMath 5.0">{}times{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5/content.xml><?xml version="1.0" encoding="utf-8"?>
<math xmlns="http://www.w3.org/1998/Math/MathML" display="block">
  <semantics>
    <mrow>
      <mn>300</mn>
      <mspace width="0.5em"/>
      <mi mathvariant="normal">g</mi>
      <mrow>
        <mspace width="0.5em"/>
        <mo stretchy="false">÷</mo>
        <mspace width="0.5em"/>
      </mrow>
      <mn>2</mn>
      <mrow>
        <mspace width="0.5em"/>
        <mo stretchy="false">=</mo>
        <mspace width="0.5em"/>
      </mrow>
      <mn>150</mn>
    </mrow>
    <annotation encoding="StarMath 5.0">300` g`  div`  2` = `150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÷</math:mo>
      <math:mrow/>
    </math:mrow>
    <math:annotation math:encoding="StarMath 5.0">{}div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÷</math:mo>
      <math:mrow/>
    </math:mrow>
    <math:annotation math:encoding="StarMath 5.0">{}div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×</math:mo>
      <math:mrow/>
    </math:mrow>
    <math:annotation math:encoding="StarMath 5.0">{}times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÷</math:mo>
      <math:mrow/>
    </math:mrow>
    <math:annotation math:encoding="StarMath 5.0">{}div{}</math:annotation>
  </math:semantics>
</math:math>
</file>